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26ec8a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69d499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79ef34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2675f0"/>
    </style:style>
    <style:style style:name="P9" style:family="paragraph" style:parent-style-name="Standard">
      <style:text-properties style:font-name="思源黑体 CN Regular1" fo:font-size="11pt" fo:font-weight="normal" officeooo:paragraph-rsid="0026ec8a"/>
    </style:style>
    <style:style style:name="P10" style:family="paragraph" style:parent-style-name="Standard">
      <style:text-properties style:font-name="思源黑体 CN Regular1" fo:font-size="11pt" fo:font-weight="normal" officeooo:paragraph-rsid="002715dc"/>
    </style:style>
    <style:style style:name="P11" style:family="paragraph" style:parent-style-name="Standard">
      <style:text-properties style:font-name="思源黑体 CN Regular1" fo:font-size="11pt" fo:font-weight="normal" officeooo:paragraph-rsid="000d05df"/>
    </style:style>
    <style:style style:name="P12" style:family="paragraph" style:parent-style-name="Standard">
      <style:text-properties style:font-name="思源黑体 CN Regular1" fo:font-size="11pt" fo:font-weight="normal" officeooo:paragraph-rsid="004a4f8d"/>
    </style:style>
    <style:style style:name="P13" style:family="paragraph" style:parent-style-name="Standard">
      <style:text-properties style:font-name="思源黑体 CN Regular1" fo:font-size="11pt" fo:font-weight="normal" officeooo:paragraph-rsid="00947b79"/>
    </style:style>
    <style:style style:name="P14" style:family="paragraph" style:parent-style-name="Standard">
      <style:text-properties fo:color="#000000" style:font-name="思源黑体 CN Regular1" fo:font-size="11pt" fo:font-weight="normal" officeooo:paragraph-rsid="002715dc"/>
    </style:style>
    <style:style style:name="P15" style:family="paragraph" style:parent-style-name="Standard">
      <style:text-properties fo:color="#000000" style:font-name="思源黑体 CN Regular1" fo:font-size="11pt" fo:font-weight="normal" officeooo:paragraph-rsid="00932dd3" fo:background-color="#ffffff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思源黑体 CN Regular1" fo:font-size="11pt" fo:font-weight="normal" officeooo:paragraph-rsid="00947b79" fo:background-color="#ffffff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思源黑体 CN Regular1" fo:font-size="11pt" fo:font-weight="normal" officeooo:paragraph-rsid="00947b79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2715dc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19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660a6e" fo:background-color="#fffff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79ef34" fo:background-color="#fffff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21" style:family="paragraph" style:parent-style-name="Standard" style:list-style-name="L1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4">
      <style:text-properties style:font-name="思源黑体 CN Regular1" fo:font-size="11pt" fo:font-weight="normal" officeooo:paragraph-rsid="00a46fb0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text-properties style:font-name="思源黑体 CN Regular1" fo:font-size="11pt" fo:font-weight="normal" officeooo:paragraph-rsid="00ac2555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4">
      <style:text-properties style:font-name="思源黑体 CN Regular1" fo:font-size="11pt" fo:font-weight="normal" officeooo:paragraph-rsid="003641bf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 style:list-style-name="L5">
      <style:text-properties style:font-name="思源黑体 CN Regular1" fo:font-size="11pt" fo:font-weight="normal" officeooo:paragraph-rsid="00a5c9c5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 style:list-style-name="L5">
      <style:text-properties style:font-name="思源黑体 CN Regular1" fo:font-size="11pt" fo:font-weight="normal" officeooo:paragraph-rsid="003641bf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6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 style:list-style-name="L7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 style:list-style-name="L9">
      <style:text-properties style:font-name="思源黑体 CN Regular1" fo:font-size="11pt" fo:font-weight="normal" officeooo:rsid="00200806" officeooo:paragraph-rsid="00200806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 style:list-style-name="L9">
      <style:text-properties style:font-name="思源黑体 CN Regular1" fo:font-size="11pt" fo:font-weight="normal" officeooo:rsid="00200806" officeooo:paragraph-rsid="0020108a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 style:list-style-name="L9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 style:list-style-name="L10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5" style:family="paragraph" style:parent-style-name="Standard" style:list-style-name="L11">
      <style:text-properties style:font-name="思源黑体 CN Regular1" fo:font-size="11pt" fo:font-weight="normal" officeooo:paragraph-rsid="00142185" style:font-name-asian="思源黑体 CN Regular1" style:font-size-asian="11pt" style:font-weight-asian="normal" style:font-size-complex="11pt" style:font-weight-complex="normal"/>
    </style:style>
    <style:style style:name="P36" style:family="paragraph" style:parent-style-name="Standard" style:list-style-name="L12">
      <style:text-properties style:font-name="思源黑体 CN Regular1" fo:font-size="11pt" fo:font-weight="normal" officeooo:paragraph-rsid="001604cd" style:font-name-asian="思源黑体 CN Regular1" style:font-size-asian="11pt" style:font-weight-asian="normal" style:font-size-complex="11pt" style:font-weight-complex="normal"/>
    </style:style>
    <style:style style:name="P37" style:family="paragraph" style:parent-style-name="Standard" style:list-style-name="L12">
      <style:text-properties style:font-name="思源黑体 CN Regular1" fo:font-size="11pt" fo:font-weight="normal" officeooo:paragraph-rsid="0027327c" style:font-name-asian="思源黑体 CN Regular1" style:font-size-asian="11pt" style:font-weight-asian="normal" style:font-size-complex="11pt" style:font-weight-complex="normal"/>
    </style:style>
    <style:style style:name="P38" style:family="paragraph" style:parent-style-name="Standard" style:list-style-name="L12">
      <style:text-properties style:font-name="思源黑体 CN Regular1" fo:font-size="11pt" fo:font-weight="normal" officeooo:paragraph-rsid="005a84a0" style:font-name-asian="思源黑体 CN Regular1" style:font-size-asian="11pt" style:font-weight-asian="normal" style:font-size-complex="11pt" style:font-weight-complex="normal"/>
    </style:style>
    <style:style style:name="P39" style:family="paragraph" style:parent-style-name="Standard" style:list-style-name="L12">
      <style:text-properties style:font-name="思源黑体 CN Regular1" fo:font-size="11pt" fo:font-weight="normal" officeooo:rsid="0018a424" officeooo:paragraph-rsid="003c993e" style:font-name-asian="思源黑体 CN Regular1" style:font-size-asian="11pt" style:font-weight-asian="normal" style:font-size-complex="11pt" style:font-weight-complex="normal"/>
    </style:style>
    <style:style style:name="P40" style:family="paragraph" style:parent-style-name="Standard" style:list-style-name="L13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1" style:family="paragraph" style:parent-style-name="Standard" style:list-style-name="L13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2" style:family="paragraph" style:parent-style-name="Standard" style:list-style-name="L13">
      <style:text-properties style:font-name="思源黑体 CN Regular1" fo:font-size="11pt" fo:font-weight="normal" officeooo:paragraph-rsid="005a84a0" style:font-name-asian="思源黑体 CN Regular1" style:font-size-asian="11pt" style:font-weight-asian="normal" style:font-size-complex="11pt" style:font-weight-complex="normal"/>
    </style:style>
    <style:style style:name="P43" style:family="paragraph" style:parent-style-name="Standard" style:list-style-name="L14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4" style:family="paragraph" style:parent-style-name="Standard" style:list-style-name="L15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5" style:family="paragraph" style:parent-style-name="Standard" style:list-style-name="L15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6" style:family="paragraph" style:parent-style-name="Standard" style:list-style-name="L16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7" style:family="paragraph" style:parent-style-name="Standard" style:list-style-name="L16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8" style:family="paragraph" style:parent-style-name="Standard" style:list-style-name="L17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9" style:family="paragraph" style:parent-style-name="Standard" style:list-style-name="L18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0" style:family="paragraph" style:parent-style-name="Standard" style:list-style-name="L18">
      <style:text-properties style:font-name="思源黑体 CN Regular1" fo:font-size="11pt" fo:font-weight="normal" officeooo:paragraph-rsid="003e77ab" style:font-name-asian="思源黑体 CN Regular1" style:font-size-asian="11pt" style:font-weight-asian="normal" style:font-size-complex="11pt" style:font-weight-complex="normal"/>
    </style:style>
    <style:style style:name="P51" style:family="paragraph" style:parent-style-name="Standard" style:list-style-name="L19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2" style:family="paragraph" style:parent-style-name="Standard" style:list-style-name="L20">
      <style:text-properties style:font-name="思源黑体 CN Regular1" fo:font-size="11pt" fo:font-weight="normal" officeooo:paragraph-rsid="001c21ad" style:font-name-asian="思源黑体 CN Regular1" style:font-size-asian="11pt" style:font-weight-asian="normal" style:font-size-complex="11pt" style:font-weight-complex="normal"/>
    </style:style>
    <style:style style:name="P53" style:family="paragraph" style:parent-style-name="Standard" style:list-style-name="L20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54" style:family="paragraph" style:parent-style-name="Standard" style:list-style-name="L21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55" style:family="paragraph" style:parent-style-name="Standard" style:list-style-name="L2">
      <style:text-properties style:font-name="思源黑体 CN Regular1" fo:font-size="11pt" fo:font-weight="normal" officeooo:paragraph-rsid="00bed900" fo:background-color="#cc00cc" style:font-name-asian="思源黑体 CN Regular1" style:font-size-asian="11pt" style:font-weight-asian="normal" style:font-size-complex="11pt" style:font-weight-complex="normal"/>
    </style:style>
    <style:style style:name="P56" style:family="paragraph" style:parent-style-name="Standard" style:list-style-name="L2">
      <style:text-properties style:font-name="思源黑体 CN Regular1" fo:font-size="11pt" fo:font-weight="normal" officeooo:paragraph-rsid="00e67dba" fo:background-color="#cc00cc" style:font-name-asian="思源黑体 CN Regular1" style:font-size-asian="11pt" style:font-weight-asian="normal" style:font-size-complex="11pt" style:font-weight-complex="normal"/>
    </style:style>
    <style:style style:name="P57" style:family="paragraph" style:parent-style-name="Standard" style:list-style-name="L3">
      <style:text-properties style:font-name="思源黑体 CN Regular1" fo:font-size="11pt" fo:font-weight="normal" officeooo:paragraph-rsid="00e67dba" fo:background-color="#cc00cc" style:font-name-asian="思源黑体 CN Regular1" style:font-size-asian="11pt" style:font-weight-asian="normal" style:font-size-complex="11pt" style:font-weight-complex="normal"/>
    </style:style>
    <style:style style:name="P58" style:family="paragraph" style:parent-style-name="Standard" style:list-style-name="L2">
      <style:text-properties style:font-name="思源黑体 CN Regular1" fo:font-size="11pt" fo:font-weight="normal" officeooo:paragraph-rsid="00bfd475" fo:background-color="#ffffff" style:font-name-asian="思源黑体 CN Regular1" style:font-size-asian="11pt" style:font-weight-asian="normal" style:font-size-complex="11pt" style:font-weight-complex="normal"/>
    </style:style>
    <style:style style:name="P59" style:family="paragraph" style:parent-style-name="Standard" style:list-style-name="L3">
      <style:text-properties style:font-name="思源黑体 CN Regular1" fo:font-size="11pt" fo:font-weight="normal" officeooo:paragraph-rsid="00bfd475" fo:background-color="#ffffff" style:font-name-asian="思源黑体 CN Regular1" style:font-size-asian="11pt" style:font-weight-asian="normal" style:font-size-complex="11pt" style:font-weight-complex="normal"/>
    </style:style>
    <style:style style:name="P60" style:family="paragraph" style:parent-style-name="Standard" style:list-style-name="L9">
      <style:text-properties style:font-name="思源黑体 CN Regular1" fo:font-size="11pt" fo:font-weight="normal" officeooo:paragraph-rsid="0027327c"/>
    </style:style>
    <style:style style:name="P61" style:family="paragraph" style:parent-style-name="Standard" style:list-style-name="L9">
      <style:text-properties style:font-name="思源黑体 CN Regular1" fo:font-size="11pt" fo:font-weight="normal" officeooo:paragraph-rsid="0026ec8a"/>
    </style:style>
    <style:style style:name="P62" style:family="paragraph" style:parent-style-name="Standard" style:list-style-name="L12">
      <style:text-properties style:font-name="思源黑体 CN Regular1" fo:font-size="11pt" fo:font-weight="normal" officeooo:paragraph-rsid="0027327c"/>
    </style:style>
    <style:style style:name="P63" style:family="paragraph" style:parent-style-name="Standard" style:list-style-name="L13">
      <style:text-properties style:font-name="思源黑体 CN Regular1" fo:font-size="11pt" fo:font-weight="normal" officeooo:paragraph-rsid="00279c47"/>
    </style:style>
    <style:style style:name="P64" style:family="paragraph" style:parent-style-name="Standard" style:list-style-name="L8">
      <style:text-properties officeooo:paragraph-rsid="0055c03d"/>
    </style:style>
    <style:style style:name="P65" style:family="paragraph" style:parent-style-name="Standard" style:list-style-name="L12">
      <style:text-properties officeooo:paragraph-rsid="005a84a0"/>
    </style:style>
    <style:style style:name="P66" style:family="paragraph" style:parent-style-name="Standard" style:list-style-name="L12">
      <style:text-properties officeooo:paragraph-rsid="00279c47" style:font-name-asian="思源黑体 CN Regular1" style:font-size-asian="11pt"/>
    </style:style>
    <style:style style:name="P67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9b2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68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69" style:family="paragraph" style:parent-style-name="Standard" style:list-style-name="L2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0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1" style:family="paragraph" style:parent-style-name="Standard" style:list-style-name="L22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6b746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2" style:family="paragraph" style:parent-style-name="Standard" style:list-style-name="L2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3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4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5" style:family="paragraph" style:parent-style-name="Standard" style:list-style-name="L24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79ef3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6" style:family="paragraph" style:parent-style-name="Standard" style:list-style-name="L27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856545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7" style:family="paragraph" style:parent-style-name="Standard" style:list-style-name="L22">
      <style:text-properties officeooo:paragraph-rsid="00660a6e"/>
    </style:style>
    <style:style style:name="P78" style:family="paragraph" style:parent-style-name="Standard" style:list-style-name="L22">
      <style:text-properties officeooo:paragraph-rsid="006b7464"/>
    </style:style>
    <style:style style:name="P79" style:family="paragraph" style:parent-style-name="Standard" style:list-style-name="L23">
      <style:text-properties officeooo:paragraph-rsid="00932dd3"/>
    </style:style>
    <style:style style:name="P80" style:family="paragraph" style:parent-style-name="Standard" style:list-style-name="L23">
      <style:text-properties officeooo:paragraph-rsid="006f89eb"/>
    </style:style>
    <style:style style:name="P81" style:family="paragraph" style:parent-style-name="Standard" style:list-style-name="L23">
      <style:text-properties officeooo:paragraph-rsid="0075eba2"/>
    </style:style>
    <style:style style:name="P82" style:family="paragraph" style:parent-style-name="Standard" style:list-style-name="L23">
      <style:text-properties officeooo:paragraph-rsid="0076e940"/>
    </style:style>
    <style:style style:name="P83" style:family="paragraph" style:parent-style-name="Standard" style:list-style-name="L24">
      <style:text-properties officeooo:paragraph-rsid="0079ef34"/>
    </style:style>
    <style:style style:name="P84" style:family="paragraph" style:parent-style-name="Standard" style:list-style-name="L25">
      <style:text-properties officeooo:paragraph-rsid="0079ef34"/>
    </style:style>
    <style:style style:name="P85" style:family="paragraph" style:parent-style-name="Standard" style:list-style-name="L26">
      <style:text-properties officeooo:paragraph-rsid="00932dd3"/>
    </style:style>
    <style:style style:name="P86" style:family="paragraph" style:parent-style-name="Standard" style:list-style-name="L27">
      <style:text-properties officeooo:paragraph-rsid="00856545"/>
    </style:style>
    <style:style style:name="P87" style:family="paragraph" style:parent-style-name="Standard" style:list-style-name="L28">
      <style:text-properties officeooo:paragraph-rsid="008827fc"/>
    </style:style>
    <style:style style:name="P88" style:family="paragraph" style:parent-style-name="Standard" style:list-style-name="L28">
      <style:text-properties officeooo:paragraph-rsid="00896c97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35645"/>
    </style:style>
    <style:style style:name="T4" style:family="text">
      <style:text-properties officeooo:rsid="0017f8f7"/>
    </style:style>
    <style:style style:name="T5" style:family="text">
      <style:text-properties officeooo:rsid="001aba18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1aba1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18a42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6f89eb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1e4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9ef34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9ef34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0" style:family="text">
      <style:text-properties style:font-name="思源黑体 CN Regular1" fo:font-size="11pt" fo:font-weight="normal" style:font-weight-asian="normal" style:font-size-complex="11pt" style:font-weight-complex="normal"/>
    </style:style>
    <style:style style:name="T21" style:family="text">
      <style:text-properties style:font-name="思源黑体 CN Regular1" fo:font-size="11pt" fo:font-weight="normal" officeooo:rsid="0027327c" style:font-weight-asian="normal" style:font-size-complex="11pt" style:font-weight-complex="normal"/>
    </style:style>
    <style:style style:name="T22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23" style:family="text">
      <style:text-properties style:font-name="思源黑体 CN Regular1" fo:font-size="11pt" fo:font-weight="normal" officeooo:rsid="0055c03d" style:font-name-asian="思源黑体 CN Regular1" style:font-size-asian="11pt" style:font-weight-asian="normal" style:font-size-complex="11pt" style:font-weight-complex="normal"/>
    </style:style>
    <style:style style:name="T24" style:family="text">
      <style:text-properties style:font-name="思源黑体 CN Regular1" fo:font-size="11pt" fo:font-weight="normal" officeooo:rsid="005a84a0" style:font-name-asian="思源黑体 CN Regular1" style:font-size-asian="11pt" style:font-weight-asian="normal" style:font-size-complex="11pt" style:font-weight-complex="normal"/>
    </style:style>
    <style:style style:name="T25" style:family="text">
      <style:text-properties style:font-name="思源黑体 CN Regular1" fo:font-size="11pt" fo:font-weight="normal" officeooo:rsid="006f89eb" style:font-name-asian="思源黑体 CN Regular1" style:font-size-asian="11pt" style:font-weight-asian="normal" style:font-size-complex="11pt" style:font-weight-complex="normal"/>
    </style:style>
    <style:style style:name="T26" style:family="text">
      <style:text-properties style:font-name="思源黑体 CN Regular1" fo:font-size="11pt" fo:font-weight="normal" officeooo:rsid="0071e47f" style:font-name-asian="思源黑体 CN Regular1" style:font-size-asian="11pt" style:font-weight-asian="normal" style:font-size-complex="11pt" style:font-weight-complex="normal"/>
    </style:style>
    <style:style style:name="T27" style:family="text">
      <style:text-properties style:font-name="思源黑体 CN Regular1" fo:font-size="11pt" fo:font-weight="normal" officeooo:rsid="00932dd3" style:font-name-asian="思源黑体 CN Regular1" style:font-size-asian="11pt" style:font-weight-asian="normal" style:font-size-complex="11pt" style:font-weight-complex="normal"/>
    </style:style>
    <style:style style:name="T28" style:family="text">
      <style:text-properties officeooo:rsid="00200806"/>
    </style:style>
    <style:style style:name="T29" style:family="text">
      <style:text-properties fo:color="#008000" style:font-name="DejaVu Sans Mono" fo:font-size="9pt" fo:font-weight="bold"/>
    </style:style>
    <style:style style:name="T30" style:family="text">
      <style:text-properties fo:color="#008000" style:font-name="DejaVu Sans Mono" fo:font-size="9pt" fo:font-weight="bold" fo:background-color="#e4e4ff" loext:char-shading-value="0"/>
    </style:style>
    <style:style style:name="T31" style:family="text">
      <style:text-properties fo:color="#008000" style:font-name="DejaVu Sans Mono" fo:font-size="9pt" fo:font-weight="bold" officeooo:rsid="0018a424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2" style:family="text">
      <style:text-properties fo:color="#008000" style:font-name="DejaVu Sans Mono" fo:font-size="9pt" fo:font-weight="bold" officeooo:rsid="000fb1a5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3" style:family="text">
      <style:text-properties fo:color="#008000" style:font-name="DejaVu Sans Mono" fo:font-size="9pt" fo:font-weight="bold" officeooo:rsid="0017f8f7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4" style:family="text">
      <style:text-properties fo:color="#008000" style:font-name="DejaVu Sans Mono" fo:font-size="9pt" fo:font-weight="bold" officeooo:rsid="0019b27f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5" style:family="text">
      <style:text-properties fo:color="#008000" style:font-name="DejaVu Sans Mono" fo:font-size="9pt" fo:font-weight="bold" officeooo:rsid="002715dc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6" style:family="text">
      <style:text-properties fo:color="#008000" style:font-name="DejaVu Sans Mono" fo:font-size="9pt" fo:font-weight="bold" officeooo:rsid="00947b79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7" style:family="text">
      <style:text-properties fo:color="#008000" style:font-name="DejaVu Sans Mono" fo:font-size="9pt" fo:font-weight="bold" officeooo:rsid="000fb1a5" fo:background-color="#e4e4ff" loext:char-shading-value="0"/>
    </style:style>
    <style:style style:name="T38" style:family="text">
      <style:text-properties fo:color="#008000" style:font-name="DejaVu Sans Mono" fo:font-size="9pt" fo:font-weight="bold" officeooo:rsid="0018a424" fo:background-color="#e4e4ff" loext:char-shading-value="0"/>
    </style:style>
    <style:style style:name="T39" style:family="text">
      <style:text-properties fo:color="#008000" style:font-name="DejaVu Sans Mono" fo:font-size="9pt" fo:font-weight="bold" officeooo:rsid="002715dc" fo:background-color="#e4e4ff" loext:char-shading-value="0"/>
    </style:style>
    <style:style style:name="T40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0fb1a5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1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2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947b79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style-asian="normal" style:text-emphasize="none"/>
    </style:style>
    <style:style style:name="T44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947b79" fo:background-color="#e4e4ff" loext:char-shading-value="0" style:font-style-asian="normal" style:text-emphasize="none"/>
    </style:style>
    <style:style style:name="T45" style:family="text">
      <style:text-properties style:font-name-asian="思源黑体 CN Regular1" style:font-size-asian="11pt" style:font-weight-asian="normal" style:font-size-complex="11pt" style:font-weight-complex="normal"/>
    </style:style>
    <style:style style:name="T46" style:family="text">
      <style:text-properties officeooo:rsid="0018a424" style:font-name-asian="思源黑体 CN Regular1" style:font-size-asian="11pt" style:font-weight-asian="normal" style:font-size-complex="11pt" style:font-weight-complex="normal"/>
    </style:style>
    <style:style style:name="T47" style:family="text">
      <style:text-properties officeooo:rsid="000fb1a5" style:font-name-asian="思源黑体 CN Regular1" style:font-size-asian="11pt" style:font-weight-asian="normal" style:font-size-complex="11pt" style:font-weight-complex="normal"/>
    </style:style>
    <style:style style:name="T48" style:family="text">
      <style:text-properties officeooo:rsid="00105102" style:font-name-asian="思源黑体 CN Regular1" style:font-size-asian="11pt" style:font-weight-asian="normal" style:font-size-complex="11pt" style:font-weight-complex="normal"/>
    </style:style>
    <style:style style:name="T49" style:family="text">
      <style:text-properties officeooo:rsid="0017f8f7" style:font-name-asian="思源黑体 CN Regular1" style:font-size-asian="11pt" style:font-weight-asian="normal" style:font-size-complex="11pt" style:font-weight-complex="normal"/>
    </style:style>
    <style:style style:name="T50" style:family="text">
      <style:text-properties officeooo:rsid="001604cd" style:font-name-asian="思源黑体 CN Regular1" style:font-size-asian="11pt" style:font-weight-asian="normal" style:font-size-complex="11pt" style:font-weight-complex="normal"/>
    </style:style>
    <style:style style:name="T51" style:family="text">
      <style:text-properties officeooo:rsid="00200806" style:font-name-asian="思源黑体 CN Regular1" style:font-size-asian="11pt" style:font-weight-asian="normal" style:font-size-complex="11pt" style:font-weight-complex="normal"/>
    </style:style>
    <style:style style:name="T52" style:family="text">
      <style:text-properties officeooo:rsid="00219298" style:font-name-asian="思源黑体 CN Regular1" style:font-size-asian="11pt" style:font-weight-asian="normal" style:font-size-complex="11pt" style:font-weight-complex="normal"/>
    </style:style>
    <style:style style:name="T53" style:family="text">
      <style:text-properties officeooo:rsid="00142185" style:font-name-asian="思源黑体 CN Regular1" style:font-size-asian="11pt" style:font-weight-asian="normal" style:font-size-complex="11pt" style:font-weight-complex="normal"/>
    </style:style>
    <style:style style:name="T54" style:family="text">
      <style:text-properties officeooo:rsid="0019b27f" style:font-name-asian="思源黑体 CN Regular1" style:font-size-asian="11pt" style:font-weight-asian="normal" style:font-size-complex="11pt" style:font-weight-complex="normal"/>
    </style:style>
    <style:style style:name="T55" style:family="text">
      <style:text-properties officeooo:rsid="001aba18" style:font-name-asian="思源黑体 CN Regular1" style:font-size-asian="11pt" style:font-weight-asian="normal" style:font-size-complex="11pt" style:font-weight-complex="normal"/>
    </style:style>
    <style:style style:name="T56" style:family="text">
      <style:text-properties officeooo:rsid="003c796d" style:font-name-asian="思源黑体 CN Regular1" style:font-size-asian="11pt" style:font-weight-asian="normal" style:font-size-complex="11pt" style:font-weight-complex="normal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officeooo:rsid="001aba1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officeooo:rsid="0018a42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officeooo: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officeooo:rsid="001c89a8" style:font-style-asian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officeooo:rsid="001aba18" style:font-style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officeooo:rsid="0018a424" style:font-style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officeooo:rsid="0079ef34" style:font-style-asian="normal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officeooo:rsid="0087965b" style:font-style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officeooo:rsid="00932dd3" style:font-style-asian="normal" style:text-emphasize="none"/>
    </style:style>
    <style:style style:name="T67" style:family="text">
      <style:text-properties officeooo:rsid="0027327c"/>
    </style:style>
    <style:style style:name="T68" style:family="text">
      <style:text-properties fo:color="#808080" style:font-name-asian="DejaVu Sans" style:font-size-asian="9pt" style:font-style-asian="italic"/>
    </style:style>
    <style:style style:name="T69" style:family="text">
      <style:text-properties fo:color="#808080" style:font-name-asian="思源黑体 CN Bold" style:font-size-asian="9pt" style:font-style-asian="italic"/>
    </style:style>
    <style:style style:name="T70" style:family="text">
      <style:text-properties fo:color="#808080" officeooo:rsid="0027327c" style:font-name-asian="思源黑体 CN Bold" style:font-size-asian="9pt" style:font-style-asian="italic"/>
    </style:style>
    <style:style style:name="T71" style:family="text">
      <style:text-properties fo:color="#808080" style:font-name="思源黑体 CN Regular1" fo:font-size="11pt" fo:font-weight="normal" style:font-name-asian="思源黑体 CN Bold" style:font-size-asian="9pt" style:font-style-asian="italic" style:font-weight-asian="normal" style:font-size-complex="11pt" style:font-weight-complex="normal"/>
    </style:style>
    <style:style style:name="T72" style:family="text">
      <style:text-properties fo:color="#808080" style:font-name="思源黑体 CN Regular1" fo:font-size="11pt" fo:font-weight="normal" officeooo:rsid="0027327c" style:font-name-asian="思源黑体 CN Bold" style:font-size-asian="9pt" style:font-style-asian="italic" style:font-weight-asian="normal" style:font-size-complex="11pt" style:font-weight-complex="normal"/>
    </style:style>
    <style:style style:name="T73" style:family="text">
      <style:text-properties fo:color="#808080" style:font-name="思源黑体 CN Regular1" fo:font-size="11pt" fo:font-weight="normal" style:font-name-asian="DejaVu Sans" style:font-size-asian="9pt" style:font-style-asian="italic" style:font-weight-asian="normal" style:font-size-complex="11pt" style:font-weight-complex="normal"/>
    </style:style>
    <style:style style:name="T74" style:family="text">
      <style:text-properties officeooo:rsid="003641bf"/>
    </style:style>
    <style:style style:name="T75" style:family="text">
      <style:text-properties officeooo:rsid="003c796d"/>
    </style:style>
    <style:style style:name="T76" style:family="text">
      <style:text-properties officeooo:rsid="003e77ab"/>
    </style:style>
    <style:style style:name="T77" style:family="text">
      <style:text-properties fo:font-variant="normal" fo:text-transform="none" fo:color="#333333" style:font-name="SimHei" fo:font-size="10.5pt" fo:letter-spacing="normal" fo:font-style="normal"/>
    </style:style>
    <style:style style:name="T78" style:family="text">
      <style:text-properties fo:font-variant="normal" fo:text-transform="none" fo:color="#333333" style:font-name="SimHei" fo:font-size="10.5pt" fo:letter-spacing="normal" fo:font-style="normal" fo:font-weight="normal"/>
    </style:style>
    <style:style style:name="T79" style:family="text">
      <style:text-properties fo:font-variant="normal" fo:text-transform="none" fo:color="#333333" fo:letter-spacing="normal" style:font-name-asian="SimHei" style:font-size-asian="10.5pt" style:font-style-asian="normal"/>
    </style:style>
    <style:style style:name="T80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81" style:family="text">
      <style:text-properties fo:font-variant="normal" fo:text-transform="none" fo:color="#333333" fo:letter-spacing="normal" officeooo:rsid="005a84a0" style:font-name-asian="SimHei" style:font-size-asian="10.5pt" style:font-style-asian="normal" style:font-weight-asian="normal"/>
    </style:style>
    <style:style style:name="T82" style:family="text">
      <style:text-properties fo:font-variant="normal" fo:text-transform="none" fo:color="#333333" fo:letter-spacing="normal" officeooo:rsid="005a84a0" style:font-name-asian="SimHei" style:font-size-asian="10.5pt" style:font-style-asian="normal"/>
    </style:style>
    <style:style style:name="T83" style:family="text">
      <style:text-properties officeooo:rsid="005a84a0"/>
    </style:style>
    <style:style style:name="T84" style:family="text">
      <style:text-properties fo:background-color="#ffff00" loext:char-shading-value="0"/>
    </style:style>
    <style:style style:name="T85" style:family="text">
      <style:text-properties officeooo:rsid="00a46fb0" fo:background-color="#ffff00" loext:char-shading-value="0"/>
    </style:style>
    <style:style style:name="T86" style:family="text">
      <style:text-properties officeooo:rsid="00682509"/>
    </style:style>
    <style:style style:name="T87" style:family="text">
      <style:text-properties style:font-name="思源黑体 CN Regular"/>
    </style:style>
    <style:style style:name="T88" style:family="text">
      <style:text-properties style:font-name="宋体"/>
    </style:style>
    <style:style style:name="T89" style:family="text">
      <style:text-properties officeooo:rsid="006f89eb"/>
    </style:style>
    <style:style style:name="T90" style:family="text">
      <style:text-properties officeooo:rsid="0071e47f"/>
    </style:style>
    <style:style style:name="T91" style:family="text">
      <style:text-properties officeooo:rsid="001c21ad"/>
    </style:style>
    <style:style style:name="T92" style:family="text">
      <style:text-properties officeooo:rsid="0079ef34"/>
    </style:style>
    <style:style style:name="T93" style:family="text">
      <style:text-properties fo:color="#006600" style:font-name="思源黑体 CN Regular1" fo:font-size="11pt" fo:font-weight="normal" officeooo:rsid="00932dd3" style:font-name-asian="思源黑体 CN Regular1" style:font-size-asian="11pt" style:font-weight-asian="normal" style:font-size-complex="11pt" style:font-weight-complex="normal"/>
    </style:style>
    <style:style style:name="T94" style:family="text">
      <style:text-properties fo:color="#006600" style:text-outline="false" style:text-line-through-style="none" style:text-line-through-type="none" fo:font-style="normal" fo:text-shadow="none" style:text-underline-style="none" officeooo:rsid="00932dd3" style:font-style-asian="normal" style:text-emphasize="none"/>
    </style:style>
    <style:style style:name="T95" style:family="text">
      <style:text-properties officeooo:rsid="00a337c7"/>
    </style:style>
    <style:style style:name="T96" style:family="text">
      <style:text-properties fo:background-color="#ffffff" loext:char-shading-value="0"/>
    </style:style>
    <style:style style:name="T97" style:family="text">
      <style:text-properties officeooo:rsid="00a46fb0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1"><text:span text:style-name="T45">模块名:离职管理<text:tab/><text:tab/></text:span><text:span text:style-name="T29">dimission</text:span></text:p>
      <text:p text:style-name="P1"><text:tab/>导航<text:span text:style-name="T2">下拉名_1:离职管理</text:span></text:p>
      <text:p text:style-name="P1"><text:tab/><text:tab/>导航<text:span text:style-name="T2">名_1:离职信息</text:span></text:p>
      <text:p text:style-name="P10"><text:span text:style-name="T45"><text:tab/><text:tab/><text:tab/><text:tab/>功能名_</text:span><text:span text:style-name="T46">1:列表 功能类型:网格<text:tab/></text:span><text:bookmark-start text:name="__DdeLink__20381_1590984082"/><text:span text:style-name="T46">(/</text:span><text:span text:style-name="T30">dimissioninfo/</text:span><text:span text:style-name="T31">v1/maps</text:span><text:span text:style-name="T46">)</text:span><text:bookmark-end text:name="__DdeLink__20381_1590984082"/></text:p>
      <text:list xml:id="list2318804816533704306" text:style-name="L1">
        <text:list-item>
          <text:p text:style-name="P21"><text:bookmark-start text:name="__DdeLink__85_1631178521"/>字段名:离职人员姓名</text:p>
        </text:list-item>
        <text:list-item>
          <text:p text:style-name="P21">字段名:<text:bookmark-start text:name="__DdeLink__2484_1864131450"/>地区</text:p>
        </text:list-item>
        <text:list-item>
          <text:p text:style-name="P21">字段名:部门/项目组</text:p>
        </text:list-item>
        <text:list-item>
          <text:p text:style-name="P21">字段名:员工编号</text:p>
        </text:list-item>
        <text:list-item>
          <text:p text:style-name="P21">字段名:岗位</text:p>
        </text:list-item>
        <text:list-item>
          <text:p text:style-name="P21">字段名:岗位层级</text:p>
        </text:list-item>
        <text:list-item>
          <text:p text:style-name="P21">字段名:学历</text:p>
        </text:list-item>
        <text:list-item>
          <text:p text:style-name="P21">字段名:私人邮箱</text:p>
        </text:list-item>
        <text:list-item>
          <text:p text:style-name="P21">字段名:联系电话</text:p>
        </text:list-item>
        <text:list-item>
          <text:p text:style-name="P21">字段名:入职时间</text:p>
        </text:list-item>
        <text:list-item>
          <text:p text:style-name="P21">字段名:离职类型<text:bookmark-end text:name="__DdeLink__2484_1864131450"/></text:p>
        </text:list-item>
        <text:list-item>
          <text:p text:style-name="P21">字段名:离职原因</text:p>
        </text:list-item>
        <text:list-item>
          <text:p text:style-name="P21">字段名:员工状态</text:p>
        </text:list-item>
        <text:list-item>
          <text:p text:style-name="P21">字段名:在司工龄</text:p>
        </text:list-item>
        <text:list-item>
          <text:p text:style-name="P21">字段名:申请离职日期</text:p>
        </text:list-item>
        <text:list-item>
          <text:p text:style-name="P21">字段名:是否申请提前离职</text:p>
        </text:list-item>
        <text:list-item>
          <text:p text:style-name="P21">字段名:提前离职日期</text:p>
        </text:list-item>
        <text:list-item>
          <text:p text:style-name="P21">字段名:提前原因</text:p>
        </text:list-item>
        <text:list-item>
          <text:p text:style-name="P21">字段名:离职状态</text:p>
        </text:list-item>
        <text:list-item>
          <text:p text:style-name="P21">字段名:正常离职时间</text:p>
        </text:list-item>
        <text:list-item>
          <text:p text:style-name="P21">字段名:离职面谈负责人</text:p>
        </text:list-item>
        <text:list-item>
          <text:p text:style-name="P21">字段名:面谈内容</text:p>
        </text:list-item>
        <text:list-item>
          <text:p text:style-name="P21">字段名:面谈意见<text:bookmark-end text:name="__DdeLink__85_1631178521"/></text:p>
        </text:list-item>
        <text:list-item>
          <text:p text:style-name="P21">字段名:项目经理</text:p>
        </text:list-item>
        <text:list-item>
          <text:p text:style-name="P21">字段名:项目经理面谈意见</text:p>
        </text:list-item>
        <text:list-item>
          <text:p text:style-name="P21">字段名:总经办审批意见</text:p>
        </text:list-item>
        <text:list-item>
          <text:p text:style-name="P21">字段名:通过提前离职</text:p>
        </text:list-item>
        <text:list-item>
          <text:p text:style-name="P21">字段名:离职办理状态</text:p>
        </text:list-item>
        <text:list-item>
          <text:p text:style-name="P21">字段名:薪资确认情况</text:p>
        </text:list-item>
        <text:list-item>
          <text:p text:style-name="P21">字段名:薪资详情</text:p>
        </text:list-item>
        <text:list-item>
          <text:p text:style-name="P21">字段名:离职确认情况</text:p>
        </text:list-item>
      </text:list>
      <text:p text:style-name="P8"><text:span text:style-name="T45"><text:tab/><text:tab/><text:tab/><text:tab/>功能名_</text:span><text:span text:style-name="T47">2:申请离职 功能类型:编辑</text:span><text:bookmark-start text:name="__DdeLink__20383_1590984082"/><text:span text:style-name="T47">(/</text:span><text:span text:style-name="T32">dimissioninfo/</text:span><text:span text:style-name="T38">v1/apply</text:span><text:span text:style-name="T46">)</text:span><text:bookmark-end text:name="__DdeLink__20383_1590984082"/></text:p>
      <text:list xml:id="list7843683020118895957" text:style-name="L2">
        <text:list-item>
          <text:p text:style-name="P55"><text:bookmark-start text:name="__DdeLink__83_1631178521"/>字段名:地区 字段类型:文本框 必填</text:p>
        </text:list-item>
        <text:list-item>
          <text:p text:style-name="P56">字段名:部门/项目组 字段类型: 文本框 必填</text:p>
        </text:list-item>
        <text:list-item>
          <text:p text:style-name="P56">字段名:员工编号 字段类型: 文本框 必填</text:p>
        </text:list-item>
        <text:list-item>
          <text:p text:style-name="P56">字段名:岗位 字段类型: 文本框 必填</text:p>
        </text:list-item>
        <text:list-item>
          <text:p text:style-name="P56">字段名:岗位层级 <text:s/>字段类型: 文本框 必填</text:p>
        </text:list-item>
        <text:list-item>
          <text:p text:style-name="P56"><text:soft-page-break/>字段名:学历 <text:s/>字段类型: 文本框 必填</text:p>
        </text:list-item>
        <text:list-item>
          <text:p text:style-name="P58">字段名:私人邮箱 <text:s/>字段类型:文本框 必填</text:p>
        </text:list-item>
        <text:list-item>
          <text:p text:style-name="P56">字段名:联系电话 <text:s/>字段类型: 文本框 必填</text:p>
        </text:list-item>
        <text:list-item>
          <text:p text:style-name="P56">字段名:入职时间 <text:s/>字段类型: 文本框 必填</text:p>
        </text:list-item>
        <text:list-item>
          <text:p text:style-name="P58">字段名:离职原因 <text:s/>字段类型:文本框 必填</text:p>
        </text:list-item>
        <text:list-item>
          <text:p text:style-name="P56">字段名:在司工龄 <text:s/>字段类型: 文本框 必填</text:p>
        </text:list-item>
        <text:list-item>
          <text:p text:style-name="P22">字段名:申请离职日期 字段类型:日期框 必填</text:p>
        </text:list-item>
        <text:list-item>
          <text:p text:style-name="P22">字段名:是否申请提前离职 字段类型:开关按钮 默认:否 必填</text:p>
        </text:list-item>
        <text:list-item>
          <text:p text:style-name="P22">字段名:提前离职日期 字段类型:日期框 非必填</text:p>
        </text:list-item>
        <text:list-item>
          <text:p text:style-name="P22">字段名:提前原因 字段类型:文本框 非必填<text:bookmark-end text:name="__DdeLink__83_1631178521"/></text:p>
        </text:list-item>
      </text:list>
      <text:p text:style-name="P12"><text:span text:style-name="T45"><text:tab/><text:tab/><text:tab/><text:tab/>功能名_</text:span><text:span text:style-name="T48">3:编辑 功能类型:编辑</text:span><text:bookmark-start text:name="__DdeLink__20385_1590984082"/><text:span text:style-name="T48">(/</text:span><text:span text:style-name="T32">dimissioninfo/</text:span><text:span text:style-name="T38">v1/applyUpdate/{id}</text:span><text:span text:style-name="T46">)</text:span><text:bookmark-end text:name="__DdeLink__20385_1590984082"/></text:p>
      <text:list xml:id="list4809609846647626704" text:style-name="L3">
        <text:list-item>
          <text:p text:style-name="P57">字段名:地区 字段类型:文本框 填 必填</text:p>
        </text:list-item>
        <text:list-item>
          <text:p text:style-name="P57">字段名:部门/项目组 字段类型: 文本框 必填</text:p>
        </text:list-item>
        <text:list-item>
          <text:p text:style-name="P57">字段名:员工编号 字段类型: 文本框 必填</text:p>
        </text:list-item>
        <text:list-item>
          <text:p text:style-name="P57">字段名:岗位 字段类型: 文本框 必填</text:p>
        </text:list-item>
        <text:list-item>
          <text:p text:style-name="P57">字段名:岗位层级 <text:s/>字段类型: 文本框 必填</text:p>
        </text:list-item>
        <text:list-item>
          <text:p text:style-name="P57">字段名:学历 <text:s/>字段类型: 文本框 必填</text:p>
        </text:list-item>
        <text:list-item>
          <text:p text:style-name="P59">字段名:私人邮箱 <text:s/>字段类型:文本框 必填</text:p>
        </text:list-item>
        <text:list-item>
          <text:p text:style-name="P57">字段名:联系电话 <text:s/>字段类型: 文本框 必填</text:p>
        </text:list-item>
        <text:list-item>
          <text:p text:style-name="P57">字段名:入职时间 <text:s/>字段类型: 文本框 必填</text:p>
        </text:list-item>
        <text:list-item>
          <text:p text:style-name="P59">字段名:离职原因 <text:s/>字段类型:文本框 必填</text:p>
        </text:list-item>
        <text:list-item>
          <text:p text:style-name="P57">字段名:在司工龄 <text:s/>字段类型: 文本框 必填</text:p>
        </text:list-item>
        <text:list-item>
          <text:p text:style-name="P23">字段名:申请离职日期 字段类型:日期框 必填</text:p>
        </text:list-item>
        <text:list-item>
          <text:p text:style-name="P23">字段名:是否申请提前离职 字段类型:开关按钮 默认:否 必填</text:p>
        </text:list-item>
        <text:list-item>
          <text:p text:style-name="P23">字段名:提前离职日期 字段类型:日期框 非必填</text:p>
        </text:list-item>
        <text:list-item>
          <text:p text:style-name="P23">字段名:提前原因 字段类型:文本框 非必填</text:p>
        </text:list-item>
      </text:list>
      <text:p text:style-name="P9"><text:span text:style-name="T45"><text:tab/><text:tab/><text:tab/><text:tab/>功能名_</text:span><text:span text:style-name="T49">4:删除 功能类型:编辑</text:span><text:bookmark-start text:name="__DdeLink__20387_1590984082"/><text:span text:style-name="T49">(/</text:span><text:span text:style-name="T32">dimissioninfo/</text:span><text:span text:style-name="T38">v1/delete/{id}</text:span><text:span text:style-name="T46">)</text:span><text:bookmark-end text:name="__DdeLink__20387_1590984082"/></text:p>
      <text:p text:style-name="P9"><text:span text:style-name="T45"><text:tab/><text:tab/><text:tab/><text:tab/>功能名_</text:span><text:span text:style-name="T49">5:负责人面谈 功能类型:编辑<text:tab/></text:span><text:bookmark-start text:name="__DdeLink__20389_1590984082"/><text:span text:style-name="T49">(/</text:span><text:span text:style-name="T32">dimissioninfo/</text:span><text:span text:style-name="T38">v1/authority/{id}</text:span><text:span text:style-name="T46">)</text:span><text:bookmark-end text:name="__DdeLink__20389_1590984082"/></text:p>
      <text:list xml:id="list7669025059831710833" text:style-name="L4">
        <text:list-item>
          <text:p text:style-name="P24">字段名:面谈内容 字段类型: 文本框 必填<text:span text:style-name="T95">()</text:span></text:p>
        </text:list-item>
        <text:list-item>
          <text:p text:style-name="P25">字段名:<text:bookmark-start text:name="__DdeLink__1147_441165464"/>面谈<text:bookmark-end text:name="__DdeLink__1147_441165464"/>意见 字段类型:<text:span text:style-name="T96"> </text:span><text:span text:style-name="T84">多选下拉框可编辑 </text:span><text:span text:style-name="T85">(可挽留/不可挽留)</text:span><text:span text:style-name="T97"> </text:span><text:span text:style-name="T96">必</text:span>填</text:p>
        </text:list-item>
        <text:list-item>
          <text:p text:style-name="P26">字段名:权责 <text:s/>固定<text:span text:style-name="T75">值(true) <text:s/>前端处理页面不用显示</text:span></text:p>
        </text:list-item>
      </text:list>
      <text:p text:style-name="P9"><text:span text:style-name="T45"><text:tab/><text:tab/><text:tab/><text:tab/>功能名_</text:span><text:span text:style-name="T49">6:项目经理面谈 功能类型:编辑</text:span><text:bookmark-start text:name="__DdeLink__20391_1590984082"/><text:span text:style-name="T49">(/</text:span><text:span text:style-name="T32">dimissioninfo/</text:span><text:span text:style-name="T31">v1/</text:span><text:span text:style-name="T38">interview</text:span><text:span text:style-name="T31">/{id}</text:span><text:span text:style-name="T46">)</text:span><text:bookmark-end text:name="__DdeLink__20391_1590984082"/></text:p>
      <text:list xml:id="list5060234184480579217" text:style-name="L5">
        <text:list-item>
          <text:p text:style-name="P27">字段名:面谈意见 字段类型:<text:span text:style-name="T97">文本框</text:span><text:span text:style-name="T96"> </text:span>必填</text:p>
        </text:list-item>
        <text:list-item>
          <text:p text:style-name="P28">字段名:权责 <text:s/>固定值<text:span text:style-name="T74">(false) <text:s/>前端处理页面不用显示</text:span></text:p>
        </text:list-item>
      </text:list>
      <text:p text:style-name="P9"><text:span text:style-name="T45"><text:tab/><text:tab/><text:tab/><text:tab/>功能名_</text:span><text:span text:style-name="T49">7:总经办审核 功能类型:编辑</text:span><text:bookmark-start text:name="__DdeLink__20393_1590984082"/><text:span text:style-name="T49">(/</text:span><text:span text:style-name="T32">dimissioninfo/</text:span><text:span text:style-name="T31">v1/</text:span><text:span text:style-name="T38">audit</text:span><text:span text:style-name="T31">/{id}</text:span><text:span text:style-name="T46">)</text:span><text:bookmark-end text:name="__DdeLink__20393_1590984082"/></text:p>
      <text:list xml:id="list8864253830842339678" text:style-name="L6">
        <text:list-item>
          <text:p text:style-name="P29">字段名:意见 字段类型:文本框 必填</text:p>
        </text:list-item>
        <text:list-item>
          <text:p text:style-name="P29">字段名:通过提前离职 字段类型:开关按钮 默认:否</text:p>
        </text:list-item>
      </text:list>
      <text:p text:style-name="P9"><text:span text:style-name="T45"><text:tab/><text:tab/><text:tab/><text:tab/>功能名_</text:span><text:span text:style-name="T49">8:确认薪资情况 功能类型:编辑</text:span><text:bookmark-start text:name="__DdeLink__20395_1590984082"/><text:span text:style-name="T49">(/</text:span><text:span text:style-name="T32">dimissioninfo/</text:span><text:span text:style-name="T31">v1/</text:span><text:span text:style-name="T38">affirm</text:span><text:span text:style-name="T31">/{id}</text:span><text:span text:style-name="T46">)</text:span><text:bookmark-end text:name="__DdeLink__20395_1590984082"/></text:p>
      <text:list xml:id="list4085184508346175485" text:style-name="L7">
        <text:list-item>
          <text:p text:style-name="P30">字段名:是否确认无误 字段类型:开关按钮 默认:否</text:p>
        </text:list-item>
      </text:list>
      <text:p text:style-name="P9"><text:span text:style-name="T45"><text:tab/><text:tab/><text:tab/><text:tab/>功能名_</text:span><text:span text:style-name="T49">9:上传附件 功能类型:编辑</text:span><text:bookmark-start text:name="__DdeLink__20397_1590984082"/><text:span text:style-name="T49">(/</text:span><text:span text:style-name="T32">dimissioninfo/</text:span><text:span text:style-name="T38">v1/uploadEnclosure/{id}</text:span><text:span text:style-name="T46">)</text:span><text:bookmark-end text:name="__DdeLink__20397_1590984082"/></text:p>
      <text:p text:style-name="P9"><text:span text:style-name="T45"><text:tab/><text:tab/><text:tab/><text:tab/>功能名_</text:span><text:span text:style-name="T49">10:确认离职 功能类型:编辑</text:span><text:bookmark-start text:name="__DdeLink__20399_1590984082"/><text:span text:style-name="T49">(/</text:span><text:span text:style-name="T32">dimissioninfo/</text:span><text:span text:style-name="T38">v1/success/{id}</text:span><text:span text:style-name="T46">)</text:span><text:bookmark-end text:name="__DdeLink__20399_1590984082"/></text:p>
      <text:p text:style-name="P9"><text:span text:style-name="T45"><text:tab/><text:tab/><text:tab/><text:tab/>功能名_</text:span><text:span text:style-name="T50">11:修改离职类型 功能类型:编辑(/</text:span><text:span text:style-name="T32">dimissioninfo/</text:span><text:span text:style-name="T31">v1/</text:span><text:span text:style-name="T38">editType</text:span><text:span text:style-name="T31">/{id}</text:span><text:span text:style-name="T46">)</text:span></text:p>
      <text:list xml:id="list7961269674211630080" text:style-name="L8">
        <text:list-item>
          <text:p text:style-name="P64"><text:span text:style-name="T22">字段名:离职类型 字段类型:单选框 必填</text:span><text:span text:style-name="T23">(</text:span><text:span text:style-name="T80">正常离职</text:span><text:span text:style-name="T78">,</text:span><text:span text:style-name="T80">提前离职</text:span><text:span text:style-name="T78">,</text:span><text:span text:style-name="T80">自离</text:span><text:span text:style-name="T78">,</text:span><text:span text:style-name="T80">辞退</text:span><text:span text:style-name="T23">)</text:span></text:p>
        </text:list-item>
      </text:list>
      <text:p text:style-name="P5"><text:tab/><text:tab/><text:tab/><text:tab/>功能名_<text:span text:style-name="T28">12:汇总 功能类型:网格</text:span></text:p>
      <text:list xml:id="list1217243070085496561" text:style-name="L9">
        <text:list-item>
          <text:p text:style-name="P60"><text:soft-page-break/><text:span text:style-name="T51">字段名:项目组</text:span><text:span text:style-name="T56">(部门)</text:span><text:span text:style-name="T51"> 字段类型:单选框 非必填</text:span><text:bookmark-start text:name="__DdeLink__20450_1590984082"/><text:span text:style-name="T51">(/</text:span><text:span text:style-name="T32">dimissioninfo/</text:span><text:span text:style-name="T38">v1/getDepartment</text:span><text:span text:style-name="T46">)</text:span><text:bookmark-end text:name="__DdeLink__20450_1590984082"/></text:p>
        </text:list-item>
        <text:list-item>
          <text:p text:style-name="P60"><text:span text:style-name="T51">字段名:岗位 字段类型:单选框 非必填(/</text:span><text:span text:style-name="T32">dimissioninfo/</text:span><text:span text:style-name="T38">v1/getPosition</text:span><text:span text:style-name="T46">)</text:span></text:p>
        </text:list-item>
        <text:list-item>
          <text:p text:style-name="P31">字段名:开始时间 字段类型:时间框 非必填</text:p>
        </text:list-item>
        <text:list-item>
          <text:p text:style-name="P31">字段名:结束时间 字段类型:时间框 非必填</text:p>
          <text:list>
            <text:list-item>
              <text:p text:style-name="P61"><text:span text:style-name="T51">项目组汇总 功能类型:网格</text:span><text:bookmark-start text:name="__DdeLink__20402_1590984082"/><text:bookmark-start text:name="__DdeLink__20448_1590984082"/><text:span text:style-name="T51">(/</text:span><text:span text:style-name="T32">dimissioninfo/</text:span><text:span text:style-name="T31">v1/</text:span><text:span text:style-name="T38">departmentCollect</text:span><text:span text:style-name="T46">)</text:span><text:bookmark-end text:name="__DdeLink__20402_1590984082"/><text:bookmark-end text:name="__DdeLink__20448_1590984082"/></text:p>
              <text:list>
                <text:list-item>
                  <text:p text:style-name="P31">字段名:项目组</text:p>
                </text:list-item>
                <text:list-item>
                  <text:p text:style-name="P31"><text:bookmark-start text:name="__DdeLink__1180_1631178521"/>字段名:自离人员数量</text:p>
                </text:list-item>
                <text:list-item>
                  <text:p text:style-name="P31">字段名:辞退人员数量</text:p>
                </text:list-item>
                <text:list-item>
                  <text:p text:style-name="P31">字段名:正常离职人员数量<text:bookmark-end text:name="__DdeLink__1180_1631178521"/></text:p>
                </text:list-item>
              </text:list>
            </text:list-item>
            <text:list-item>
              <text:p text:style-name="P61"><text:span text:style-name="T51">岗位汇总 功能类型:网格</text:span><text:bookmark-start text:name="__DdeLink__20406_1590984082"/><text:span text:style-name="T51">(/</text:span><text:span text:style-name="T32">dimissioninfo/</text:span><text:span text:style-name="T31">v1/</text:span><text:span text:style-name="T38">positionCollect</text:span><text:span text:style-name="T46">)</text:span><text:bookmark-end text:name="__DdeLink__20406_1590984082"/></text:p>
              <text:list>
                <text:list-item>
                  <text:p text:style-name="P32">字段名:<text:bookmark-start text:name="__DdeLink__20404_1590984082"/>岗位<text:bookmark-end text:name="__DdeLink__20404_1590984082"/></text:p>
                </text:list-item>
                <text:list-item>
                  <text:p text:style-name="P33">字段名:自离人员数量</text:p>
                </text:list-item>
                <text:list-item>
                  <text:p text:style-name="P33">字段名:辞退人员数量</text:p>
                </text:list-item>
                <text:list-item>
                  <text:p text:style-name="P33">字段名:正常离职人员数量</text:p>
                </text:list-item>
              </text:list>
            </text:list-item>
            <text:list-item>
              <text:p text:style-name="P61"><text:span text:style-name="T51">入职时间汇总 功能类型:网格</text:span><text:bookmark-start text:name="__DdeLink__20408_1590984082"/><text:span text:style-name="T51">(/</text:span><text:span text:style-name="T32">dimissioninfo/</text:span><text:span text:style-name="T31">v1/</text:span><text:span text:style-name="T38">entryCollect</text:span><text:span text:style-name="T46">)</text:span><text:bookmark-end text:name="__DdeLink__20408_1590984082"/></text:p>
              <text:list>
                <text:list-item>
                  <text:p text:style-name="P32">字段名:入职时间</text:p>
                </text:list-item>
                <text:list-item>
                  <text:p text:style-name="P33">字段名:自离人员数量</text:p>
                </text:list-item>
                <text:list-item>
                  <text:p text:style-name="P33">字段名:辞退人员数量</text:p>
                </text:list-item>
                <text:list-item>
                  <text:p text:style-name="P33">字段名:正常离职人员数量</text:p>
                </text:list-item>
              </text:list>
            </text:list-item>
            <text:list-item>
              <text:p text:style-name="P61"><text:span text:style-name="T51">工龄汇总 功能类型:网格</text:span><text:bookmark-start text:name="__DdeLink__20410_1590984082"/><text:span text:style-name="T51">(/</text:span><text:span text:style-name="T32">dimissioninfo/</text:span><text:span text:style-name="T31">v1/</text:span><text:span text:style-name="T38">seniorityCollect</text:span><text:span text:style-name="T46">)</text:span><text:bookmark-end text:name="__DdeLink__20410_1590984082"/></text:p>
              <text:list>
                <text:list-item>
                  <text:p text:style-name="P32">字段名:在司工龄</text:p>
                </text:list-item>
                <text:list-item>
                  <text:p text:style-name="P33">字段名:自离人员数量</text:p>
                </text:list-item>
                <text:list-item>
                  <text:p text:style-name="P33">字段名:辞退人员数量</text:p>
                </text:list-item>
                <text:list-item>
                  <text:p text:style-name="P33">字段名:正常离职人员数量</text:p>
                </text:list-item>
              </text:list>
            </text:list-item>
            <text:list-item>
              <text:p text:style-name="P61"><text:span text:style-name="T51">学历汇总 功能类型:网格</text:span><text:bookmark-start text:name="__DdeLink__20412_1590984082"/><text:span text:style-name="T51">(/</text:span><text:span text:style-name="T32">dimissioninfo/</text:span><text:span text:style-name="T31">v1/</text:span><text:span text:style-name="T38">educationCollect</text:span><text:span text:style-name="T46">)</text:span><text:bookmark-end text:name="__DdeLink__20412_1590984082"/></text:p>
              <text:list>
                <text:list-item>
                  <text:p text:style-name="P32">字段名:学历</text:p>
                </text:list-item>
                <text:list-item>
                  <text:p text:style-name="P33">字段名:自离人员数量</text:p>
                </text:list-item>
                <text:list-item>
                  <text:p text:style-name="P33">字段名:辞退人员数量</text:p>
                </text:list-item>
                <text:list-item>
                  <text:p text:style-name="P33">字段名:正常离职人员数量</text:p>
                </text:list-item>
              </text:list>
            </text:list-item>
          </text:list>
        </text:list-item>
      </text:list>
      <text:p text:style-name="P9"><text:span text:style-name="T51"><text:tab/><text:tab/><text:tab/><text:tab/>功能名_</text:span><text:span text:style-name="T52">13:原因汇总 功能类型:网格</text:span><text:bookmark-start text:name="__DdeLink__20414_1590984082"/><text:bookmark-start text:name="__DdeLink__20416_1590984082"/><text:span text:style-name="T51">(/</text:span><text:span text:style-name="T32">dimissioninfo/</text:span><text:span text:style-name="T31">v1/</text:span><text:span text:style-name="T38">reasonCollect</text:span><text:span text:style-name="T46">)</text:span><text:bookmark-end text:name="__DdeLink__20414_1590984082"/><text:bookmark-end text:name="__DdeLink__20416_1590984082"/></text:p>
      <text:list xml:id="list3845503290816385002" text:style-name="L10">
        <text:list-item>
          <text:p text:style-name="P34">字段名:开始时间 字段类型:时间框 非必填</text:p>
        </text:list-item>
        <text:list-item>
          <text:p text:style-name="P34">字段名:结束时间 字段类型:时间框 非必填</text:p>
          <text:list>
            <text:list-item>
              <text:p text:style-name="P34">字段类型:离职类型</text:p>
            </text:list-item>
            <text:list-item>
              <text:p text:style-name="P34">字段类型:原因明细</text:p>
            </text:list-item>
            <text:list-item>
              <text:p text:style-name="P34">字段类型:人员数量</text:p>
            </text:list-item>
          </text:list>
        </text:list-item>
      </text:list>
      <text:p text:style-name="P2"><text:tab/><text:tab/>导航名_<text:span text:style-name="T3">2:自离信息</text:span></text:p>
      <text:p text:style-name="P9"><text:span text:style-name="T45"><text:tab/><text:tab/><text:tab/><text:tab/>功能名_</text:span><text:span text:style-name="T53">1:列表 功能类型:网格</text:span><text:bookmark-start text:name="__DdeLink__20418_1590984082"/><text:bookmark-start text:name="__DdeLink__20452_1590984082"/><text:span text:style-name="T53">(/</text:span><text:span text:style-name="T32">dimissioninfo/</text:span><text:span text:style-name="T38">v1/presumeList</text:span><text:span text:style-name="T46">)</text:span><text:bookmark-end text:name="__DdeLink__20418_1590984082"/><text:bookmark-end text:name="__DdeLink__20452_1590984082"/></text:p>
      <text:list xml:id="list8649587734567597604" text:style-name="L11">
        <text:list-item>
          <text:p text:style-name="P35">字段名:离职人员姓名</text:p>
        </text:list-item>
        <text:list-item>
          <text:p text:style-name="P35">字段名:地区</text:p>
        </text:list-item>
        <text:list-item>
          <text:p text:style-name="P35">字段名:部门/项目组</text:p>
        </text:list-item>
        <text:list-item>
          <text:p text:style-name="P35">字段名:员工编号</text:p>
        </text:list-item>
        <text:list-item>
          <text:p text:style-name="P35">字段名:岗位</text:p>
        </text:list-item>
        <text:list-item>
          <text:p text:style-name="P35">字段名:岗位层级</text:p>
        </text:list-item>
        <text:list-item>
          <text:p text:style-name="P35"><text:soft-page-break/>字段名:学历</text:p>
        </text:list-item>
        <text:list-item>
          <text:p text:style-name="P35">字段名:私人邮箱</text:p>
        </text:list-item>
        <text:list-item>
          <text:p text:style-name="P35">字段名:联系电话</text:p>
        </text:list-item>
        <text:list-item>
          <text:p text:style-name="P35">字段名:入职时间</text:p>
        </text:list-item>
        <text:list-item>
          <text:p text:style-name="P35">字段名:离职类型</text:p>
        </text:list-item>
        <text:list-item>
          <text:p text:style-name="P35">字段名:离职原因</text:p>
        </text:list-item>
        <text:list-item>
          <text:p text:style-name="P35">字段名:员工状态</text:p>
        </text:list-item>
        <text:list-item>
          <text:p text:style-name="P35">字段名:在司工龄</text:p>
        </text:list-item>
        <text:list-item>
          <text:p text:style-name="P35">字段名:申请离职日期</text:p>
        </text:list-item>
        <text:list-item>
          <text:p text:style-name="P35">字段名:离职时间</text:p>
        </text:list-item>
        <text:list-item>
          <text:p text:style-name="P35">字段名:离职面谈负责人</text:p>
        </text:list-item>
        <text:list-item>
          <text:p text:style-name="P35">字段名:面谈内容</text:p>
        </text:list-item>
        <text:list-item>
          <text:p text:style-name="P35">字段名:面谈意见</text:p>
        </text:list-item>
        <text:list-item>
          <text:p text:style-name="P35">字段名:离职办理状态</text:p>
        </text:list-item>
        <text:list-item>
          <text:p text:style-name="P35">字段名:离职确认情况</text:p>
        </text:list-item>
      </text:list>
      <text:p text:style-name="P9"><text:span text:style-name="T45"><text:tab/><text:tab/><text:tab/><text:tab/>功能名_</text:span><text:span text:style-name="T50">2:添加 <text:s/>功能类型:编辑</text:span><text:bookmark-start text:name="__DdeLink__20420_1590984082"/><text:span text:style-name="T50">(/</text:span><text:span text:style-name="T32">dimissioninfo/</text:span><text:span text:style-name="T38">v1/presume</text:span><text:span text:style-name="T46">)</text:span><text:bookmark-end text:name="__DdeLink__20420_1590984082"/></text:p>
      <text:list xml:id="list2578512719839895462" text:style-name="L12">
        <text:list-item>
          <text:p text:style-name="P36"><text:bookmark-start text:name="__DdeLink__95_1631178521"/>字段名:<text:bookmark-start text:name="__DdeLink__1152_441165464"/>离职人员姓名<text:bookmark-end text:name="__DdeLink__1152_441165464"/> 字段类型:单选框 必填</text:p>
          <text:p text:style-name="P62"><text:span text:style-name="T53">(/</text:span><text:span text:style-name="T32">dimissioninfo/</text:span><text:span text:style-name="T31">v1/</text:span><text:span text:style-name="T38">getAllName</text:span><text:span text:style-name="T46">)</text:span></text:p>
          <text:p text:style-name="P39"/>
        </text:list-item>
        <text:list-item>
          <text:p text:style-name="P36">字段名:离职原因 <text:bookmark-start text:name="__DdeLink__1165_441165464"/>字段类型:文本框 必填<text:bookmark-end text:name="__DdeLink__1165_441165464"/></text:p>
        </text:list-item>
        <text:list-item>
          <text:p text:style-name="P36">字段名:申请离职日期 字段类型:日期框 非必填</text:p>
        </text:list-item>
        <text:list-item>
          <text:p text:style-name="P36">字段名:正常离职时间 字段类型:日期框 必填</text:p>
        </text:list-item>
        <text:list-item>
          <text:p text:style-name="P36">字段名:离职面谈负责人<text:bookmark-start text:name="__DdeLink__90_1631178521"/> 字段类型:文本框 非必填<text:bookmark-end text:name="__DdeLink__90_1631178521"/></text:p>
        </text:list-item>
        <text:list-item>
          <text:p text:style-name="P36">字段名:面谈内容 字段类型:文本框 非必填</text:p>
        </text:list-item>
        <text:list-item>
          <text:p text:style-name="P36">字段名:面谈意见 字段类型:文本框 非必填</text:p>
        </text:list-item>
        <text:list-item>
          <text:p text:style-name="P37">字段名:离职办理状态 <text:s/>字段类型:单选框必填</text:p>
          <text:p text:style-name="P66"><text:span text:style-name="T20"><text:s/></text:span><text:span text:style-name="T21">(</text:span><text:span text:style-name="T71">预备</text:span><text:span text:style-name="T73">离</text:span><text:span text:style-name="T71">职</text:span><text:span text:style-name="T72">(0)/未离职(1)/确认离职(2)</text:span><text:span text:style-name="T21">)</text:span></text:p>
        </text:list-item>
        <text:list-item>
          <text:p text:style-name="P38">字段名:离职确认情况 <text:bookmark-end text:name="__DdeLink__95_1631178521"/>字段类型:单选框必填<text:span text:style-name="T83">(默认为已确认)</text:span></text:p>
          <text:p text:style-name="P65"><text:span text:style-name="T24">(</text:span><text:span text:style-name="T80">未确认</text:span><text:span text:style-name="T78">,</text:span><text:span text:style-name="T80">确认</text:span><text:span text:style-name="T78">,</text:span><text:span text:style-name="T80">否认</text:span><text:span text:style-name="T81">)</text:span></text:p>
        </text:list-item>
      </text:list>
      <text:p text:style-name="P12"><text:span text:style-name="T45"><text:tab/><text:tab/><text:tab/><text:tab/>功能名_</text:span><text:span text:style-name="T49">3:编辑 功能类型:编辑</text:span><text:bookmark-start text:name="__DdeLink__20423_1590984082"/><text:bookmark-start text:name="__DdeLink__20454_1590984082"/><text:span text:style-name="T49">(/</text:span><text:span text:style-name="T32">dimissioninfo/</text:span><text:span text:style-name="T38">v1/</text:span><text:bookmark text:name="__DdeLink__1386_176624857"/><text:span text:style-name="T38">preUpdate/{id}</text:span><text:span text:style-name="T46">)</text:span><text:bookmark-end text:name="__DdeLink__20423_1590984082"/><text:bookmark-end text:name="__DdeLink__20454_1590984082"/></text:p>
      <text:list xml:id="list4358833049001162078" text:style-name="L13">
        <text:list-item>
          <text:p text:style-name="P63"><text:bookmark-start text:name="__DdeLink__1150_441165464"/><text:span text:style-name="T45">字段名:离职人员姓名 字段类型:单选框 必填</text:span><text:span text:style-name="T49">(/</text:span><text:span text:style-name="T32">dimissioninfo/</text:span><text:span text:style-name="T31">v1/</text:span><text:span text:style-name="T38">getAllName</text:span><text:span text:style-name="T46">)</text:span></text:p>
        </text:list-item>
        <text:list-item>
          <text:p text:style-name="P40">字段名:离职原因 字段类型:文本框 必填</text:p>
        </text:list-item>
        <text:list-item>
          <text:p text:style-name="P40">字段名:申请离职日期 字段类型:日期框 非必填</text:p>
        </text:list-item>
        <text:list-item>
          <text:p text:style-name="P40">字段名:离职时间 字段类型:日期框 必填</text:p>
        </text:list-item>
        <text:list-item>
          <text:p text:style-name="P40">字段名:离职面谈负责人<text:bookmark-start text:name="__DdeLink__90_16311785211"/> 字段类型:文本框 非必填<text:bookmark-end text:name="__DdeLink__90_16311785211"/></text:p>
        </text:list-item>
        <text:list-item>
          <text:p text:style-name="P40">字段名:面谈内容 字段类型:文本框 非必填</text:p>
        </text:list-item>
        <text:list-item>
          <text:p text:style-name="P40">字段名:面谈意见 字段类型:文本框 非必填</text:p>
        </text:list-item>
        <text:list-item>
          <text:p text:style-name="P41">字段名:离职办理状态 <text:s/>字段类型:单选框 必填</text:p>
          <text:p text:style-name="P41"><text:span text:style-name="T67">(</text:span><text:span text:style-name="T69">预备</text:span><text:span text:style-name="T68">离</text:span><text:span text:style-name="T69">职</text:span><text:span text:style-name="T70">(0)/未离职(1)/确认离职(2)</text:span><text:span text:style-name="T67">)</text:span></text:p>
        </text:list-item>
        <text:list-item>
          <text:p text:style-name="P42">字段名:离职确认情况 字段类型:单选框必填<text:bookmark-start text:name="__DdeLink__1390_176624857"/><text:span text:style-name="T83">(默认为已确认)</text:span><text:bookmark-end text:name="__DdeLink__1390_176624857"/></text:p>
          <text:p text:style-name="P42"><text:bookmark-end text:name="__DdeLink__1150_441165464"/><text:span text:style-name="T83">(</text:span><text:span text:style-name="T79">未确认</text:span><text:span text:style-name="T77">,</text:span><text:span text:style-name="T79">确认</text:span><text:span text:style-name="T77">,</text:span><text:span text:style-name="T79">否认</text:span><text:span text:style-name="T82">)</text:span></text:p>
        </text:list-item>
      </text:list>
      <text:p text:style-name="P10"><text:span text:style-name="T45"><text:tab/><text:tab/><text:tab/><text:tab/>功能名_</text:span><text:span text:style-name="T49">4:删除 功能类型:编辑</text:span><text:bookmark-start text:name="__DdeLink__20425_1590984082"/><text:span text:style-name="T49">(/</text:span><text:span text:style-name="T32">dimissioninfo/</text:span><text:span text:style-name="T38">v1/delete/{id}</text:span><text:span text:style-name="T46">)</text:span><text:bookmark-end text:name="__DdeLink__20425_1590984082"/></text:p>
      <text:p text:style-name="P3"><text:tab/><text:tab/>导航名_<text:span text:style-name="T4">3:工作交接</text:span></text:p>
      <text:p text:style-name="P10"><text:soft-page-break/><text:span text:style-name="T45"><text:tab/><text:tab/><text:tab/><text:tab/>功能名_</text:span><text:span text:style-name="T49">1:列表 功能类型:网格</text:span><text:bookmark-start text:name="__DdeLink__20427_1590984082"/><text:span text:style-name="T49">(/</text:span><text:span text:style-name="T33">workhandover</text:span><text:span text:style-name="T32">/</text:span><text:span text:style-name="T31">v1/</text:span><text:span text:style-name="T38">maps</text:span><text:span text:style-name="T46">)</text:span><text:bookmark-end text:name="__DdeLink__20427_1590984082"/></text:p>
      <text:list xml:id="list6644312522805516529" text:style-name="L14">
        <text:list-item>
          <text:p text:style-name="P43">字段名:交接人姓名</text:p>
        </text:list-item>
        <text:list-item>
          <text:p text:style-name="P43">字段名:被交接人姓名</text:p>
        </text:list-item>
        <text:list-item>
          <text:p text:style-name="P43">字段名:交接信息明细</text:p>
        </text:list-item>
        <text:list-item>
          <text:p text:style-name="P43">字段名:交接情况</text:p>
        </text:list-item>
        <text:list-item>
          <text:p text:style-name="P43">字段名:接受人确认</text:p>
        </text:list-item>
        <text:list-item>
          <text:p text:style-name="P43">字段名:福利模块负责人确认</text:p>
        </text:list-item>
      </text:list>
      <text:p text:style-name="P10"><text:span text:style-name="T45"><text:tab/><text:tab/><text:tab/><text:tab/>功能名_</text:span><text:span text:style-name="T54">2:添加 功能类型:编辑</text:span><text:bookmark-start text:name="__DdeLink__20429_1590984082"/><text:span text:style-name="T54">(/</text:span><text:span text:style-name="T34">workhandover</text:span><text:span text:style-name="T32">/</text:span><text:span text:style-name="T31">v1/</text:span><text:span text:style-name="T38">save</text:span><text:span text:style-name="T46">)</text:span><text:bookmark-end text:name="__DdeLink__20429_1590984082"/></text:p>
      <text:list xml:id="list8935812542071584883" text:style-name="L15">
        <text:list-item>
          <text:p text:style-name="P44">字段名:交接人姓名 字段类型:单选框 必填</text:p>
          <text:p text:style-name="P45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4">字段名:被交接人姓名 字段类型:单选框 必填</text:p>
          <text:p text:style-name="P45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4">字段名:交接信息明细 字段类型:文本框 必填</text:p>
        </text:list-item>
        <text:list-item>
          <text:p text:style-name="P44">字段名:交接情况 字段类型:文本框 必填</text:p>
        </text:list-item>
      </text:list>
      <text:p text:style-name="P10"><text:span text:style-name="T45"><text:tab/><text:tab/><text:tab/><text:tab/>功能名_</text:span><text:span text:style-name="T54">3:编辑 功能类型:编辑</text:span><text:bookmark-start text:name="__DdeLink__20431_1590984082"/><text:span text:style-name="T54">(/</text:span><text:span text:style-name="T37">workhandover</text:span><text:span text:style-name="T32">/</text:span><text:span text:style-name="T31">v1/update/</text:span><text:span text:style-name="T35">{id}</text:span><text:span text:style-name="T46">)</text:span><text:bookmark-end text:name="__DdeLink__20431_1590984082"/></text:p>
      <text:list xml:id="list661381863537966202" text:style-name="L16">
        <text:list-item>
          <text:p text:style-name="P46">字段名:交接人姓名 字段类型:单选框 必填</text:p>
          <text:p text:style-name="P47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6">字段名:被交接人姓名 字段类型:单选框 必填</text:p>
          <text:p text:style-name="P47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6">字段名:交接信息明细 字段类型:文本框 必填</text:p>
        </text:list-item>
        <text:list-item>
          <text:p text:style-name="P46">字段名:交接情况 字段类型:文本框 必填</text:p>
        </text:list-item>
      </text:list>
      <text:p text:style-name="P10"><text:span text:style-name="T45"><text:tab/><text:tab/><text:tab/><text:tab/>功能名_</text:span><text:span text:style-name="T54">4:删除 功能类型:编辑</text:span><text:bookmark-start text:name="__DdeLink__20434_1590984082"/><text:span text:style-name="T54">(/</text:span><text:span text:style-name="T32">workhandover/</text:span><text:span text:style-name="T31">v1/</text:span><text:span text:style-name="T38">delete</text:span><text:span text:style-name="T31">/</text:span><text:span text:style-name="T35">{id}</text:span><text:span text:style-name="T46">)</text:span><text:bookmark-end text:name="__DdeLink__20434_1590984082"/></text:p>
      <text:p text:style-name="P10"><text:span text:style-name="T45"><text:tab/><text:tab/><text:tab/><text:tab/>功能名_</text:span><text:span text:style-name="T54">5:确认交接 功能类型:编辑</text:span><text:bookmark-start text:name="__DdeLink__20436_1590984082"/><text:span text:style-name="T54">(/</text:span><text:span text:style-name="T32">workhandover/</text:span><text:span text:style-name="T39">v1/success/{id}</text:span><text:span text:style-name="T46">)</text:span><text:bookmark-end text:name="__DdeLink__20436_1590984082"/></text:p>
      <text:list xml:id="list3602645903713155000" text:style-name="L17">
        <text:list-item>
          <text:p text:style-name="P48">字段名:意见或内容 字段类型:文本框 必填</text:p>
        </text:list-item>
        <text:list-item>
          <text:p text:style-name="P48"><text:bookmark-start text:name="__DdeLink__1167_441165464"/>字段名:权责 固定下拉值<text:span text:style-name="T76">(true) <text:s/>前端处理</text:span><text:bookmark-end text:name="__DdeLink__1167_441165464"/></text:p>
        </text:list-item>
      </text:list>
      <text:p text:style-name="P10"><text:span text:style-name="T45"><text:tab/><text:tab/><text:tab/><text:tab/>功能名_</text:span><text:span text:style-name="T55">6:福利模块负责人确认 功能类型:编辑</text:span><text:bookmark-start text:name="__DdeLink__20438_1590984082"/><text:span text:style-name="T55">(/</text:span><text:span text:style-name="T32">workhandover/</text:span><text:span text:style-name="T35">v1/</text:span><text:span text:style-name="T39">authority</text:span><text:span text:style-name="T35">/{id}</text:span><text:span text:style-name="T46">)</text:span><text:bookmark-end text:name="__DdeLink__20438_1590984082"/></text:p>
      <text:list xml:id="list3233419322307352805" text:style-name="L18">
        <text:list-item>
          <text:p text:style-name="P49">字段名:意见 字段类型:文本框 必填</text:p>
        </text:list-item>
        <text:list-item>
          <text:p text:style-name="P50">字段名:权责 固定下拉值<text:span text:style-name="T76">(false) <text:s/>前端处理</text:span></text:p>
        </text:list-item>
      </text:list>
      <text:p text:style-name="P10"><text:span text:style-name="T45"><text:tab/><text:tab/><text:tab/><text:tab/>功能名_</text:span><text:span text:style-name="T55">7:上传附件 <text:s/>功能类型:编辑</text:span><text:bookmark-start text:name="__DdeLink__20440_1590984082"/><text:span text:style-name="T55">(/</text:span><text:span text:style-name="T32">workhandover/</text:span><text:span text:style-name="T35">v1/</text:span><text:span text:style-name="T39">uploadFile</text:span><text:span text:style-name="T35">/{id}</text:span><text:span text:style-name="T46">)</text:span><text:bookmark-end text:name="__DdeLink__20440_1590984082"/></text:p>
      <text:p text:style-name="P4"><text:tab/><text:tab/>导航名_<text:span text:style-name="T5">5:交接信息参考 </text:span></text:p>
      <text:p text:style-name="P10"><text:span text:style-name="T45"><text:tab/><text:tab/><text:tab/><text:tab/>功能名_</text:span><text:span text:style-name="T55">1:列表 功能类型:网格</text:span><text:bookmark-start text:name="__DdeLink__20442_1590984082"/><text:span text:style-name="T55">(/</text:span><text:span text:style-name="T37">handoverreference</text:span><text:span text:style-name="T32">/</text:span><text:span text:style-name="T35">v1/maps</text:span><text:span text:style-name="T46">)</text:span><text:bookmark-end text:name="__DdeLink__20442_1590984082"/></text:p>
      <text:list xml:id="list7621423779127549252" text:style-name="L19">
        <text:list-item>
          <text:p text:style-name="P51">字段名:当前工作范围</text:p>
        </text:list-item>
        <text:list-item>
          <text:p text:style-name="P51">字段名:当前工作目的</text:p>
        </text:list-item>
        <text:list-item>
          <text:p text:style-name="P51">字段名:当前工作范围的权限</text:p>
        </text:list-item>
        <text:list-item>
          <text:p text:style-name="P51">字段名:当前工作资料</text:p>
        </text:list-item>
        <text:list-item>
          <text:p text:style-name="P51">字段名:文件内容明细</text:p>
        </text:list-item>
        <text:list-item>
          <text:p text:style-name="P51">字段名:文件存储路径</text:p>
        </text:list-item>
        <text:list-item>
          <text:p text:style-name="P51">字段名:任务交接类型</text:p>
        </text:list-item>
        <text:list-item>
          <text:p text:style-name="P51">字段名:任务交接内容明细</text:p>
        </text:list-item>
        <text:list-item>
          <text:p text:style-name="P51">字段名:设备交接型号</text:p>
        </text:list-item>
        <text:list-item>
          <text:p text:style-name="P51">字段名:设备交接内容</text:p>
        </text:list-item>
        <text:list-item>
          <text:p text:style-name="P51">字段名:设备交接存储<text:span text:style-name="T6">内容</text:span></text:p>
        </text:list-item>
        <text:list-item>
          <text:p text:style-name="P67">字段名:股权或期权交接类型</text:p>
        </text:list-item>
        <text:list-item>
          <text:p text:style-name="P68">字段名:股权或期权交接内容</text:p>
        </text:list-item>
        <text:list-item>
          <text:p text:style-name="P68"><text:soft-page-break/>字段名:办公室用品交接类型</text:p>
        </text:list-item>
        <text:list-item>
          <text:p text:style-name="P68">字段名:办公室用品交接内容</text:p>
        </text:list-item>
      </text:list>
      <text:p text:style-name="P14"><text:span text:style-name="T57"><text:tab/><text:tab/><text:tab/><text:tab/>功能名_2:添加 功能类型:编辑</text:span><text:bookmark-start text:name="__DdeLink__20444_1590984082"/><text:span text:style-name="T58">(/</text:span><text:span text:style-name="T40">handoverreference/</text:span><text:span text:style-name="T41">v1/</text:span><text:span text:style-name="T39">save</text:span><text:span text:style-name="T59">)</text:span><text:bookmark-end text:name="__DdeLink__20444_1590984082"/></text:p>
      <text:list xml:id="list7443530665112012039" text:style-name="L20">
        <text:list-item>
          <text:p text:style-name="P52">字段名:当前工作范围 字段类型:文本框 必填</text:p>
        </text:list-item>
        <text:list-item>
          <text:p text:style-name="P53">字段名:当前工作目的 字段类型:文本框 必填</text:p>
        </text:list-item>
        <text:list-item>
          <text:p text:style-name="P53">字段名:当前工作范围的权限 字段类型:文本框 必填</text:p>
        </text:list-item>
        <text:list-item>
          <text:p text:style-name="P53">字段名:当前工作资料 字段类型:文本框 必填</text:p>
        </text:list-item>
        <text:list-item>
          <text:p text:style-name="P53">字段名:文件内容明细 字段类型:文本框 必填</text:p>
        </text:list-item>
        <text:list-item>
          <text:p text:style-name="P53">字段名:文件存储路径 字段类型:文本框 必填</text:p>
        </text:list-item>
        <text:list-item>
          <text:p text:style-name="P53">字段名:任务交接类型 字段类型:文本框 必填</text:p>
        </text:list-item>
        <text:list-item>
          <text:p text:style-name="P53">字段名:任务交接内容明细 字段类型:文本框 必填</text:p>
        </text:list-item>
        <text:list-item>
          <text:p text:style-name="P53">字段名:设备交接型号 字段类型:文本框 非必填</text:p>
        </text:list-item>
        <text:list-item>
          <text:p text:style-name="P53">字段名:设备交接内容 字段类型:文本框 非必填</text:p>
        </text:list-item>
        <text:list-item>
          <text:p text:style-name="P53">字段名:设备交接存储<text:span text:style-name="T6">内容 字段类型:文本框 非必填</text:span></text:p>
        </text:list-item>
        <text:list-item>
          <text:p text:style-name="P72">字段名:股权或期权交接类型 字段类型:文本框 非必填</text:p>
        </text:list-item>
        <text:list-item>
          <text:p text:style-name="P69">字段名:股权或期权交接内容 字段类型:文本框 非必填</text:p>
        </text:list-item>
        <text:list-item>
          <text:p text:style-name="P69">字段名:办公室用品交接类型 字段类型:文本框 非必填</text:p>
        </text:list-item>
        <text:list-item>
          <text:p text:style-name="P69">字段名:办公室用品交接内容 字段类型:文本框 非必填</text:p>
        </text:list-item>
      </text:list>
      <text:p text:style-name="P10"><text:span text:style-name="T7"><text:tab/><text:tab/><text:tab/><text:tab/>功能名_</text:span><text:span text:style-name="T8">3:编辑 功能类型:编辑</text:span><text:bookmark-start text:name="__DdeLink__20446_1590984082"/><text:span text:style-name="T9">(/</text:span><text:span text:style-name="T40">handoverreference/</text:span><text:span text:style-name="T41">v1/</text:span><text:span text:style-name="T43">update/{id}</text:span><text:span text:style-name="T10">)</text:span><text:bookmark-end text:name="__DdeLink__20446_1590984082"/></text:p>
      <text:list xml:id="list8586721636517240262" text:style-name="L21">
        <text:list-item>
          <text:p text:style-name="P54">字段名:当前工作范围 字段类型:文本框 必填</text:p>
        </text:list-item>
        <text:list-item>
          <text:p text:style-name="P54">字段名:当前工作目的 字段类型:文本框 必填</text:p>
        </text:list-item>
        <text:list-item>
          <text:p text:style-name="P54">字段名:当前工作范围的权限 字段类型:文本框 必填</text:p>
        </text:list-item>
        <text:list-item>
          <text:p text:style-name="P54">字段名:当前工作资料 字段类型:文本框 必填</text:p>
        </text:list-item>
        <text:list-item>
          <text:p text:style-name="P54">字段名:文件内容明细 字段类型:文本框 必填</text:p>
        </text:list-item>
        <text:list-item>
          <text:p text:style-name="P54">字段名:文件存储路径 字段类型:文本框 必填</text:p>
        </text:list-item>
        <text:list-item>
          <text:p text:style-name="P54">字段名:任务交接类型 字段类型:文本框 必填</text:p>
        </text:list-item>
        <text:list-item>
          <text:p text:style-name="P54">字段名:任务交接内容明细 字段类型:文本框 必填</text:p>
        </text:list-item>
        <text:list-item>
          <text:p text:style-name="P54">字段名:设备交接型号 字段类型:文本框 非必填</text:p>
        </text:list-item>
        <text:list-item>
          <text:p text:style-name="P54">字段名:设备交接内容 字段类型:文本框 非必填</text:p>
        </text:list-item>
        <text:list-item>
          <text:p text:style-name="P54">字段名:设备交接存储<text:span text:style-name="T6">内容 字段类型:文本框 非必填</text:span></text:p>
        </text:list-item>
        <text:list-item>
          <text:p text:style-name="P73">字段名:股权或期权交接类型 字段类型:文本框 非必填</text:p>
        </text:list-item>
        <text:list-item>
          <text:p text:style-name="P70">字段名:股权或期权交接内容 字段类型:文本框 非必填</text:p>
        </text:list-item>
        <text:list-item>
          <text:p text:style-name="P70">字段名:办公室用品交接类型 字段类型:文本框 非必填</text:p>
        </text:list-item>
        <text:list-item>
          <text:p text:style-name="P74">字段名:办公室用品交接内容 字段类型:文本框 非必填</text:p>
        </text:list-item>
      </text:list>
      <text:p text:style-name="P14"><text:span text:style-name="T60"><text:tab/><text:tab/><text:tab/><text:tab/>功能名_4:删除 功能类型:编辑</text:span><text:span text:style-name="T58">(/</text:span><text:span text:style-name="T40">handoverreference/</text:span><text:span text:style-name="T41">v1/</text:span><text:span text:style-name="T39">update</text:span><text:span text:style-name="T41">/{id}</text:span><text:span text:style-name="T59">)</text:span></text:p>
      <text:p text:style-name="P18"/>
      <text:p text:style-name="P3"><text:tab/><text:tab/><text:tab/><text:span text:style-name="T84">------------------------------以下为新增表------------------------------</text:span></text:p>
      <text:p text:style-name="P6"><text:tab/><text:tab/>导航名_<text:span text:style-name="T86">6:离职办理节点情况</text:span></text:p>
      <text:p text:style-name="P13"><text:span text:style-name="T45"><text:tab/><text:tab/><text:tab/><text:tab/>功能名_</text:span><text:span text:style-name="T55">1:列表 功能类型:网格</text:span><text:bookmark-start text:name="__DdeLink__20442_15909840821"/><text:span text:style-name="T55">(</text:span><text:span text:style-name="T36">situation/v1/list</text:span><text:span text:style-name="T46">)</text:span><text:bookmark-end text:name="__DdeLink__20442_15909840821"/></text:p>
      <text:list xml:id="list5531912956026455210" text:style-name="L22">
        <text:list-item>
          <text:p text:style-name="P77"><text:bookmark-start text:name="__DdeLink__12329_110793185"/><text:span text:style-name="T22">字段名:</text:span><text:span text:style-name="T11">地</text:span><text:span text:style-name="T16">区</text:span></text:p>
        </text:list-item>
        <text:list-item>
          <text:p text:style-name="P77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77"><text:span text:style-name="T22">字段名:</text:span><text:span text:style-name="T16">岗位</text:span></text:p>
        </text:list-item>
        <text:list-item>
          <text:p text:style-name="P77"><text:span text:style-name="T22">字段名:</text:span><text:span text:style-name="T16">岗位层级</text:span></text:p>
        </text:list-item>
        <text:list-item>
          <text:p text:style-name="P77"><text:span text:style-name="T22">字段名:</text:span><text:span text:style-name="T16">姓名</text:span></text:p>
        </text:list-item>
        <text:list-item>
          <text:p text:style-name="P77"><text:soft-page-break/><text:span text:style-name="T22">字段名:</text:span><text:span text:style-name="T16">是否填写离</text:span><text:span text:style-name="T19">职申请表</text:span></text:p>
        </text:list-item>
        <text:list-item>
          <text:p text:style-name="P77"><text:span text:style-name="T22">字段名:</text:span><text:span text:style-name="T16">是否待离职</text:span></text:p>
        </text:list-item>
        <text:list-item>
          <text:p text:style-name="P77"><text:span text:style-name="T22">字段名:</text:span><text:span text:style-name="T16">是否已离职</text:span></text:p>
        </text:list-item>
        <text:list-item>
          <text:p text:style-name="P77"><text:span text:style-name="T22">字段名:</text:span><text:span text:style-name="T16">是否正常离</text:span><text:span text:style-name="T19">职</text:span></text:p>
        </text:list-item>
        <text:list-item>
          <text:p text:style-name="P77"><text:span text:style-name="T22">字段名:</text:span><text:span text:style-name="T16">是否自离</text:span></text:p>
        </text:list-item>
        <text:list-item>
          <text:p text:style-name="P77"><text:span text:style-name="T22">字段名:</text:span><text:span text:style-name="T16">是否辞退</text:span></text:p>
        </text:list-item>
        <text:list-item>
          <text:p text:style-name="P77"><text:span text:style-name="T11">字段名:</text:span><text:span text:style-name="T16">是否冻结账</text:span><text:span text:style-name="T19">号</text:span></text:p>
        </text:list-item>
        <text:list-item>
          <text:p text:style-name="P77"><text:span text:style-name="T12">字段名:</text:span><text:span text:style-name="T16">是否可挽留</text:span></text:p>
        </text:list-item>
        <text:list-item>
          <text:p text:style-name="P77"><text:span text:style-name="T12">字段名:</text:span><text:span text:style-name="T16">是否工作交</text:span><text:span text:style-name="T19">接数</text:span></text:p>
        </text:list-item>
        <text:list-item>
          <text:p text:style-name="P77"><text:span text:style-name="T12">字段名:</text:span><text:span text:style-name="T16">是否可提前</text:span><text:span text:style-name="T19">离职</text:span></text:p>
        </text:list-item>
        <text:list-item>
          <text:p text:style-name="P78"><text:span text:style-name="T12">字段名:</text:span><text:span text:style-name="T16">是否需要延</text:span><text:span text:style-name="T19">后离职</text:span></text:p>
        </text:list-item>
        <text:list-item>
          <text:p text:style-name="P78"><text:span text:style-name="T12">字段名:</text:span><text:span text:style-name="T16">是否需填写</text:span><text:span text:style-name="T19">《员工离职工作交接手续表》</text:span></text:p>
        </text:list-item>
        <text:list-item>
          <text:p text:style-name="P71">字段名:<text:span text:style-name="T87">项目经理需</text:span><text:span text:style-name="T88">审核是否可提前离职</text:span></text:p>
        </text:list-item>
        <text:list-item>
          <text:p text:style-name="P78"><text:span text:style-name="T12">字段名:</text:span><text:span text:style-name="T16">模块负责人</text:span><text:span text:style-name="T19">需审核是否可提前离职</text:span><text:bookmark-end text:name="__DdeLink__12329_110793185"/></text:p>
        </text:list-item>
      </text:list>
      <text:p text:style-name="P17"><text:span text:style-name="T57"><text:tab/><text:tab/><text:tab/><text:tab/>功能名_2:添加 功能类型:编辑</text:span><text:bookmark-start text:name="__DdeLink__20444_15909840821"/><text:span text:style-name="T58">(</text:span><text:span text:style-name="T42">situation/v1/save</text:span><text:span text:style-name="T59">)</text:span><text:bookmark-end text:name="__DdeLink__20444_15909840821"/></text:p>
      <text:list xml:id="list64620259148940356" text:style-name="L23">
        <text:list-item>
          <text:p text:style-name="P79"><text:span text:style-name="T22">字段名:</text:span><text:span text:style-name="T16">姓名</text:span><text:span text:style-name="T22"> 字段类型:下拉框 必填</text:span><text:span text:style-name="T27">(</text:span><text:span text:style-name="T93">situation/v1/getName</text:span><text:span text:style-name="T27">)</text:span></text:p>
        </text:list-item>
        <text:list-item>
          <text:p text:style-name="P80"><text:span text:style-name="T22">字段名:</text:span><text:span text:style-name="T16">是否填写离</text:span><text:span text:style-name="T19">职申请表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1"><text:span text:style-name="T22">字段名:</text:span><text:span text:style-name="T16">是否待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1"><text:span text:style-name="T22">字段名:</text:span><text:span text:style-name="T16">是否已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1"><text:span text:style-name="T22">字段名:</text:span><text:span text:style-name="T16">是否正常离</text:span><text:span text:style-name="T19">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1"><text:span text:style-name="T22">字段名:</text:span><text:span text:style-name="T16">是否辞退</text:span><text:span text:style-name="T22"> 字段类型:</text:span><text:bookmark-start text:name="__DdeLink__11546_110793185"/><text:span text:style-name="T25">下拉</text:span><text:span text:style-name="T22">框</text:span><text:span text:style-name="T26">(是/否)</text:span><text:bookmark-end text:name="__DdeLink__11546_110793185"/><text:span text:style-name="T22"> 必填</text:span></text:p>
        </text:list-item>
        <text:list-item>
          <text:p text:style-name="P81"><text:span text:style-name="T22">字段名:</text:span><text:span text:style-name="T16">是否冻结账</text:span><text:span text:style-name="T19">号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2"><text:span text:style-name="T22">字段名:</text:span><text:span text:style-name="T16">是否可挽留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2"><text:span text:style-name="T22">字段名:</text:span><text:span text:style-name="T16">是否工作交</text:span><text:span text:style-name="T19">接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2"><text:span text:style-name="T22">字段名:</text:span><text:span text:style-name="T16">是否可提前</text:span><text:span text:style-name="T19">离职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2"><text:span text:style-name="T22">字段名:</text:span><text:span text:style-name="T16">是否需要延</text:span><text:span text:style-name="T19">后离职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2"><text:span text:style-name="T11">字段名:</text:span><text:span text:style-name="T16">是否需填写</text:span><text:span text:style-name="T19">《员工离职工作交接手续表》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2"><text:span text:style-name="T12">字段名:</text:span><text:span text:style-name="T16">项目经理需</text:span><text:span text:style-name="T19">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  <text:list-item>
          <text:p text:style-name="P82"><text:span text:style-name="T12">字段名:</text:span><text:span text:style-name="T16">模块负责人</text:span><text:span text:style-name="T19">需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</text:list>
      <text:p text:style-name="P13"><text:span text:style-name="T7"><text:tab/><text:tab/><text:tab/><text:tab/>功能名_</text:span><text:span text:style-name="T8">3:编辑 功能类型:编辑</text:span><text:bookmark-start text:name="__DdeLink__20446_15909840821"/><text:span text:style-name="T9">(</text:span><text:span text:style-name="T42">situation/v1/update/{id}</text:span><text:span text:style-name="T10">)</text:span><text:bookmark-end text:name="__DdeLink__20446_15909840821"/></text:p>
      <text:list xml:id="list1084270431932335580" text:style-name="L24">
        <text:list-item>
          <text:p text:style-name="P83"><text:span text:style-name="T22">字段名:</text:span><text:span text:style-name="T16">姓名</text:span><text:span text:style-name="T22"> 字段类型:下拉框 必填</text:span></text:p>
        </text:list-item>
        <text:list-item>
          <text:p text:style-name="P83"><text:span text:style-name="T22">字段名:</text:span><text:span text:style-name="T16">是否填写离</text:span><text:span text:style-name="T19">职申请表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待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已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正常离</text:span><text:span text:style-name="T19">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辞退</text:span><text:span text:style-name="T22"> 字段类型:</text:span><text:bookmark-start text:name="__DdeLink__11546_1107931851"/><text:span text:style-name="T25">下拉</text:span><text:span text:style-name="T22">框</text:span><text:span text:style-name="T26">(是/否)</text:span><text:bookmark-end text:name="__DdeLink__11546_1107931851"/><text:span text:style-name="T22"> 必填</text:span></text:p>
        </text:list-item>
        <text:list-item>
          <text:p text:style-name="P83"><text:span text:style-name="T22">字段名:</text:span><text:span text:style-name="T16">是否冻结账</text:span><text:span text:style-name="T19">号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可挽留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工作交</text:span><text:span text:style-name="T19">接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3"><text:span text:style-name="T22">字段名:</text:span><text:span text:style-name="T16">是否可提前</text:span><text:span text:style-name="T19">离职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3"><text:span text:style-name="T22">字段名:</text:span><text:span text:style-name="T16">是否需要延</text:span><text:span text:style-name="T19">后离职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3"><text:span text:style-name="T11">字段名:</text:span><text:span text:style-name="T16">是否需填写</text:span><text:span text:style-name="T19">《员工离职工作交接手续表》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3"><text:soft-page-break/><text:span text:style-name="T12">字段名:</text:span><text:span text:style-name="T16">项目经理需</text:span><text:span text:style-name="T19">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  <text:list-item>
          <text:p text:style-name="P75"><text:span text:style-name="T91">字段名:</text:span><text:span text:style-name="T87">模块负责人</text:span><text:span text:style-name="T88">需审核是否可提前离职</text:span><text:span text:style-name="T91"> 字段类型:下拉框(是/否) <text:s/>非必填</text:span></text:p>
        </text:list-item>
      </text:list>
      <text:p text:style-name="P16"><text:span text:style-name="T61"><text:tab/><text:tab/><text:tab/><text:tab/>功能名_4:删除 功能类型:编辑</text:span><text:span text:style-name="T62">(</text:span><text:span text:style-name="T44">situation/v1/delete/{id}</text:span><text:span text:style-name="T63">)</text:span></text:p>
      <text:p text:style-name="P19"/>
      <text:p text:style-name="P7"><text:tab/><text:tab/><text:bookmark-start text:name="__DdeLink__11979_110793185"/>导航名_<text:span text:style-name="T92">7:</text:span><text:bookmark-start text:name="__DdeLink__14628_110793185"/><text:span text:style-name="T92">离职管理</text:span><text:bookmark-start text:name="__DdeLink__14625_110793185"/><text:span text:style-name="T92">面谈</text:span><text:bookmark-end text:name="__DdeLink__11979_110793185"/><text:bookmark-end text:name="__DdeLink__14628_110793185"/><text:bookmark-end text:name="__DdeLink__14625_110793185"/></text:p>
      <text:p text:style-name="P13"><text:span text:style-name="T45"><text:tab/><text:tab/><text:tab/><text:tab/>功能名_</text:span><text:span text:style-name="T55">1:列表 功能类型:网格</text:span><text:bookmark-start text:name="__DdeLink__20442_159098408211"/><text:span text:style-name="T55">(</text:span><text:span text:style-name="T36">interview/v1/list</text:span><text:span text:style-name="T46">)</text:span><text:bookmark-end text:name="__DdeLink__20442_159098408211"/></text:p>
      <text:list xml:id="list4970602655104279718" text:style-name="L25">
        <text:list-item>
          <text:p text:style-name="P84"><text:bookmark-start text:name="__DdeLink__14630_110793185"/><text:span text:style-name="T22">字段名:</text:span><text:span text:style-name="T11">地</text:span><text:span text:style-name="T16">区</text:span></text:p>
        </text:list-item>
        <text:list-item>
          <text:p text:style-name="P84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84"><text:span text:style-name="T22">字段名:</text:span><text:span text:style-name="T16">岗位</text:span></text:p>
        </text:list-item>
        <text:list-item>
          <text:p text:style-name="P84"><text:span text:style-name="T22">字段名:</text:span><text:span text:style-name="T16">岗位层级</text:span></text:p>
        </text:list-item>
        <text:list-item>
          <text:p text:style-name="P84"><text:span text:style-name="T22">字段名:</text:span><text:span text:style-name="T16">姓名</text:span></text:p>
        </text:list-item>
        <text:list-item>
          <text:p text:style-name="P84"><text:span text:style-name="T22">字段名:</text:span><text:span text:style-name="T17">申</text:span><text:span text:style-name="T16">请离职离</text:span><text:span text:style-name="T19">职时间</text:span></text:p>
        </text:list-item>
        <text:list-item>
          <text:p text:style-name="P84"><text:span text:style-name="T22">字段名:</text:span><text:span text:style-name="T17">正</text:span><text:span text:style-name="T16">式离职时</text:span><text:span text:style-name="T19">间</text:span></text:p>
        </text:list-item>
        <text:list-item>
          <text:p text:style-name="P84"><text:span text:style-name="T22">字段名:</text:span><text:span text:style-name="T17">是</text:span><text:span text:style-name="T16">否需项目</text:span><text:span text:style-name="T19">经理信息离职面谈</text:span></text:p>
        </text:list-item>
        <text:list-item>
          <text:p text:style-name="P84"><text:span text:style-name="T22">字段名:</text:span><text:span text:style-name="T17">是</text:span><text:span text:style-name="T16">否需模块</text:span><text:span text:style-name="T19">负责人离职面谈</text:span></text:p>
        </text:list-item>
        <text:list-item>
          <text:p text:style-name="P84"><text:span text:style-name="T22">字段名:</text:span><text:span text:style-name="T17">是</text:span><text:span text:style-name="T16">否需福利</text:span><text:span text:style-name="T19">模块离职面谈</text:span></text:p>
        </text:list-item>
        <text:list-item>
          <text:p text:style-name="P84"><text:span text:style-name="T22">字段名:</text:span><text:span text:style-name="T17">是</text:span><text:span text:style-name="T16">否需要总</text:span><text:span text:style-name="T19">经办离职面谈</text:span><text:bookmark-end text:name="__DdeLink__14630_110793185"/></text:p>
        </text:list-item>
      </text:list>
      <text:p text:style-name="P17"><text:span text:style-name="T57"><text:tab/><text:tab/><text:tab/><text:tab/>功能名_2:添加 功能类型:编辑</text:span><text:bookmark-start text:name="__DdeLink__20444_159098408211"/><text:span text:style-name="T58">(/</text:span><text:span text:style-name="T42">interview/v1/save</text:span><text:span text:style-name="T59">)</text:span><text:bookmark-end text:name="__DdeLink__20444_159098408211"/></text:p>
      <text:list xml:id="list8618091118311606155" text:style-name="L26">
        <text:list-item>
          <text:p text:style-name="P85"><text:bookmark-start text:name="__DdeLink__11976_110793185"/><text:span text:style-name="T22">字段名:</text:span><text:span text:style-name="T16">姓名</text:span><text:span text:style-name="T22"> 字段类型:下拉框 必填</text:span><text:span text:style-name="T27">(</text:span><text:span text:style-name="T93">situation/v1/getName</text:span><text:span text:style-name="T27">)</text:span></text:p>
        </text:list-item>
        <text:list-item>
          <text:p text:style-name="P85"><text:span text:style-name="T22">字段名:</text:span><text:span text:style-name="T17">是</text:span><text:span text:style-name="T16">否需项目</text:span><text:span text:style-name="T19">经理信息离职面谈 </text:span><text:span text:style-name="T22">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manager</text:span><text:span text:style-name="T27">)</text:span></text:p>
        </text:list-item>
        <text:list-item>
          <text:p text:style-name="P85"><text:span text:style-name="T22">字段名:</text:span><text:span text:style-name="T17">是</text:span><text:span text:style-name="T16">否需模块</text:span><text:span text:style-name="T19">负责人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principal</text:span><text:span text:style-name="T27">)</text:span></text:p>
        </text:list-item>
        <text:list-item>
          <text:p text:style-name="P85"><text:span text:style-name="T22">字段名:</text:span><text:span text:style-name="T17">是</text:span><text:span text:style-name="T16">否需福利</text:span><text:span text:style-name="T19">模块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welfare</text:span><text:span text:style-name="T27">)</text:span></text:p>
        </text:list-item>
        <text:list-item>
          <text:p text:style-name="P85"><text:span text:style-name="T22">字段名:</text:span><text:span text:style-name="T17">是</text:span><text:span text:style-name="T16">否需要总</text:span><text:span text:style-name="T19">经办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bookmark-end text:name="__DdeLink__11976_110793185"/><text:span text:style-name="T27">(</text:span><text:span text:style-name="T93">interview/v1/judge/office</text:span><text:span text:style-name="T27">)</text:span></text:p>
        </text:list-item>
      </text:list>
      <text:p text:style-name="P13"><text:span text:style-name="T7"><text:tab/><text:tab/><text:tab/><text:tab/>功能名_</text:span><text:span text:style-name="T8">3:编辑 功能类型:编辑</text:span><text:bookmark-start text:name="__DdeLink__20446_159098408211"/><text:span text:style-name="T9">(/</text:span><text:span text:style-name="T42">interview/v1/update/{id}</text:span><text:span text:style-name="T10">)</text:span><text:bookmark-end text:name="__DdeLink__20446_159098408211"/></text:p>
      <text:list xml:id="list7331155878833231424" text:style-name="L27">
        <text:list-item>
          <text:p text:style-name="P86"><text:span text:style-name="T22">字段名:</text:span><text:span text:style-name="T16">姓名</text:span><text:span text:style-name="T22"> 字段类型:下拉框 必填</text:span></text:p>
        </text:list-item>
        <text:list-item>
          <text:p text:style-name="P86"><text:span text:style-name="T22">字段名:</text:span><text:span text:style-name="T17">是</text:span><text:span text:style-name="T16">否需项目</text:span><text:span text:style-name="T19">经理信息离职面谈 </text:span><text:span text:style-name="T22">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6"><text:span text:style-name="T22">字段名:</text:span><text:span text:style-name="T17">是</text:span><text:span text:style-name="T16">否需模块</text:span><text:span text:style-name="T19">负责人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6"><text:span text:style-name="T22">字段名:</text:span><text:span text:style-name="T17">是</text:span><text:span text:style-name="T16">否需福利</text:span><text:span text:style-name="T19">模块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6">字段名:<text:span text:style-name="T87">是否需要总</text:span><text:span text:style-name="T88">经办离职面谈</text:span> 字段类型:<text:span text:style-name="T89">下拉</text:span>框<text:span text:style-name="T90">(是/否)</text:span> 必填</text:p>
        </text:list-item>
      </text:list>
      <text:p text:style-name="P16"><text:span text:style-name="T61"><text:tab/><text:tab/><text:tab/><text:tab/>功能名_4:删除 功能类型:编辑</text:span><text:span text:style-name="T62">(/</text:span><text:span text:style-name="T44">interview/v1/delete/{id}</text:span><text:span text:style-name="T63">)</text:span></text:p>
      <text:p text:style-name="P20"/>
      <text:p text:style-name="P15"><text:span text:style-name="T63"><text:tab/><text:tab/>导航名_</text:span><text:span text:style-name="T65">8</text:span><text:span text:style-name="T64">:离职管理汇总表</text:span><text:span text:style-name="T66">(</text:span><text:span text:style-name="T94">situation/v1/collect</text:span><text:span text:style-name="T66">)</text:span></text:p>
      <text:list xml:id="list1095891191076133417" text:style-name="L28">
        <text:list-item>
          <text:p text:style-name="P87"><text:span text:style-name="T15">字段名:地</text:span><text:span text:style-name="T18">区 </text:span></text:p>
        </text:list-item>
        <text:list-item>
          <text:p text:style-name="P87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87"><text:span text:style-name="T22">字段名:</text:span><text:span text:style-name="T16">岗位层级</text:span></text:p>
        </text:list-item>
        <text:list-item>
          <text:p text:style-name="P87"><text:span text:style-name="T22">字段名:</text:span><text:span text:style-name="T17">申</text:span><text:span text:style-name="T16">请离职人</text:span><text:span text:style-name="T19">数</text:span></text:p>
        </text:list-item>
        <text:list-item>
          <text:p text:style-name="P87"><text:span text:style-name="T22">字段名:</text:span><text:span text:style-name="T17">待</text:span><text:span text:style-name="T16">离职人数</text:span><text:span text:style-name="T19">（受理离职人数）</text:span></text:p>
        </text:list-item>
        <text:list-item>
          <text:p text:style-name="P87"><text:span text:style-name="T22">字段名:</text:span><text:span text:style-name="T17">已</text:span><text:span text:style-name="T16">离职人数</text:span></text:p>
        </text:list-item>
        <text:list-item>
          <text:p text:style-name="P87"><text:span text:style-name="T22">字段名:</text:span><text:span text:style-name="T17">自</text:span><text:span text:style-name="T16">离人数</text:span></text:p>
        </text:list-item>
        <text:list-item>
          <text:p text:style-name="P87"><text:span text:style-name="T22">字段名:</text:span><text:span text:style-name="T17">需</text:span><text:span text:style-name="T16">冻结账号</text:span><text:span text:style-name="T19">数</text:span></text:p>
        </text:list-item>
        <text:list-item>
          <text:p text:style-name="P88"><text:soft-page-break/><text:span text:style-name="T11">字段名:辞</text:span><text:span text:style-name="T16">退人数</text:span></text:p>
        </text:list-item>
        <text:list-item>
          <text:p text:style-name="P88"><text:span text:style-name="T11">字段名:可</text:span><text:span text:style-name="T16">挽留人数</text:span></text:p>
        </text:list-item>
        <text:list-item>
          <text:p text:style-name="P88"><text:span text:style-name="T11">字段名:需</text:span><text:span text:style-name="T16">项目经理</text:span><text:span text:style-name="T19">离职面谈数</text:span></text:p>
        </text:list-item>
        <text:list-item>
          <text:p text:style-name="P88"><text:span text:style-name="T11">字段名:需</text:span><text:span text:style-name="T16">模块负责</text:span><text:span text:style-name="T19">离职面谈数</text:span></text:p>
        </text:list-item>
        <text:list-item>
          <text:p text:style-name="P88"><text:span text:style-name="T11">字段名:需</text:span><text:span text:style-name="T16">福利模块</text:span><text:span text:style-name="T19">离职面谈数</text:span></text:p>
        </text:list-item>
        <text:list-item>
          <text:p text:style-name="P88"><text:span text:style-name="T11">字段名:需</text:span><text:span text:style-name="T16">总经办离</text:span><text:span text:style-name="T19">职面谈数</text:span></text:p>
        </text:list-item>
        <text:list-item>
          <text:p text:style-name="P88"><text:span text:style-name="T11">字段名:可</text:span><text:span text:style-name="T16">提前离职</text:span><text:span text:style-name="T19">数</text:span></text:p>
        </text:list-item>
        <text:list-item>
          <text:p text:style-name="P88"><text:span text:style-name="T11">字段名:项</text:span><text:span text:style-name="T16">目经理需</text:span><text:span text:style-name="T19">审核是否可提前离职的审核量</text:span></text:p>
        </text:list-item>
        <text:list-item>
          <text:p text:style-name="P88"><text:span text:style-name="T11">字段名:模</text:span><text:span text:style-name="T16">块负责人</text:span><text:span text:style-name="T19">需审核是否可提前离职的审核量</text:span></text:p>
        </text:list-item>
        <text:list-item>
          <text:p text:style-name="P88"><text:span text:style-name="T11">字段名:需</text:span><text:span text:style-name="T16">延后离职</text:span><text:span text:style-name="T19">的人数</text:span></text:p>
        </text:list-item>
        <text:list-item>
          <text:p text:style-name="P88"><text:span text:style-name="T11">字段名:工</text:span><text:span text:style-name="T16">作交接数</text:span></text:p>
        </text:list-item>
        <text:list-item>
          <text:p text:style-name="P88"><text:span text:style-name="T11">字段名:需</text:span><text:span text:style-name="T16">填写《员</text:span><text:span text:style-name="T19">工离职工作交接手续表》人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13:31.913894298</meta:creation-date>
    <dc:date>2017-11-13T09:24:30.809337275</dc:date>
    <meta:editing-duration>PT12H21M16S</meta:editing-duration>
    <meta:editing-cycles>47</meta:editing-cycles>
    <meta:generator>LibreOffice/5.1.6.2.0$Linux_X86_64 LibreOffice_project/10$Build-2</meta:generator>
    <meta:document-statistic meta:table-count="0" meta:image-count="0" meta:object-count="0" meta:page-count="9" meta:paragraph-count="350" meta:word-count="5699" meta:character-count="8395" meta:non-whitespace-character-count="7852"/>
  </office:meta>
</office:document-meta>
</file>